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 style:data-style-name="N61"/>
    <style:style style:name="ce2" style:family="table-cell" style:parent-style-name="Default" style:data-style-name="N12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=1,case1" table:style-name="ta1">
        <table:table-column table:style-name="co1" table:default-cell-style-name="Default"/>
        <table:table-column table:style-name="co1" table:number-columns-repeated="9" table:default-cell-style-name="ce4"/>
        <table:table-row table:style-name="ro1">
          <table:table-cell table:style-name="ce4" office:value-type="float" office:value="0.0016934" calcext:value-type="float">
            <text:p>1.69E-03</text:p>
          </table:table-cell>
          <table:table-cell office:value-type="float" office:value="0.0002903" calcext:value-type="float">
            <text:p>2.90E-04</text:p>
          </table:table-cell>
          <table:table-cell office:value-type="float" office:value="0.00004773" calcext:value-type="float">
            <text:p>4.77E-05</text:p>
          </table:table-cell>
          <table:table-cell office:value-type="float" office:value="0.000006645" calcext:value-type="float">
            <text:p>6.65E-06</text:p>
          </table:table-cell>
          <table:table-cell office:value-type="float" office:value="0.0000008714" calcext:value-type="float">
            <text:p>8.71E-07</text:p>
          </table:table-cell>
          <table:table-cell office:value-type="float" office:value="0.0000001114" calcext:value-type="float">
            <text:p>1.11E-07</text:p>
          </table:table-cell>
          <table:table-cell office:value-type="float" office:value="0.00000001409" calcext:value-type="float">
            <text:p>1.41E-08</text:p>
          </table:table-cell>
          <table:table-cell office:value-type="float" office:value="0.000000001772" calcext:value-type="float">
            <text:p>1.77E-09</text:p>
          </table:table-cell>
          <table:table-cell office:value-type="float" office:value="0.0000000002239" calcext:value-type="float">
            <text:p>2.24E-10</text:p>
          </table:table-cell>
          <table:table-cell office:value-type="float" office:value="0.00000000002981" calcext:value-type="float">
            <text:p>2.98E-11</text:p>
          </table:table-cell>
        </table:table-row>
        <table:table-row table:style-name="ro1">
          <table:table-cell table:style-name="ce4" office:value-type="float" office:value="0.010995" calcext:value-type="float">
            <text:p>1.10E-02</text:p>
          </table:table-cell>
          <table:table-cell office:value-type="float" office:value="0.001908" calcext:value-type="float">
            <text:p>1.91E-03</text:p>
          </table:table-cell>
          <table:table-cell office:value-type="float" office:value="0.0003072" calcext:value-type="float">
            <text:p>3.07E-04</text:p>
          </table:table-cell>
          <table:table-cell office:value-type="float" office:value="0.00004196" calcext:value-type="float">
            <text:p>4.20E-05</text:p>
          </table:table-cell>
          <table:table-cell office:value-type="float" office:value="0.000005437" calcext:value-type="float">
            <text:p>5.44E-06</text:p>
          </table:table-cell>
          <table:table-cell office:value-type="float" office:value="0.0000006906" calcext:value-type="float">
            <text:p>6.91E-07</text:p>
          </table:table-cell>
          <table:table-cell office:value-type="float" office:value="0.00000008699" calcext:value-type="float">
            <text:p>8.70E-08</text:p>
          </table:table-cell>
          <table:table-cell office:value-type="float" office:value="0.00000001091" calcext:value-type="float">
            <text:p>1.09E-08</text:p>
          </table:table-cell>
          <table:table-cell office:value-type="float" office:value="0.000000001368" calcext:value-type="float">
            <text:p>1.37E-09</text:p>
          </table:table-cell>
          <table:table-cell office:value-type="float" office:value="0.0000000001721" calcext:value-type="float">
            <text:p>1.72E-10</text:p>
          </table:table-cell>
        </table:table-row>
        <table:table-row table:style-name="ro1">
          <table:table-cell table:style-name="ce4" office:value-type="float" office:value="0.023" calcext:value-type="float">
            <text:p>2.30E-02</text:p>
          </table:table-cell>
          <table:table-cell office:value-type="float" office:value="0.005621" calcext:value-type="float">
            <text:p>5.62E-03</text:p>
          </table:table-cell>
          <table:table-cell office:value-type="float" office:value="0.001151" calcext:value-type="float">
            <text:p>1.15E-03</text:p>
          </table:table-cell>
          <table:table-cell office:value-type="float" office:value="0.0002033" calcext:value-type="float">
            <text:p>2.03E-04</text:p>
          </table:table-cell>
          <table:table-cell office:value-type="float" office:value="0.00002876" calcext:value-type="float">
            <text:p>2.88E-05</text:p>
          </table:table-cell>
          <table:table-cell office:value-type="float" office:value="0.000003782" calcext:value-type="float">
            <text:p>3.78E-06</text:p>
          </table:table-cell>
          <table:table-cell office:value-type="float" office:value="0.0000004837" calcext:value-type="float">
            <text:p>4.84E-07</text:p>
          </table:table-cell>
          <table:table-cell office:value-type="float" office:value="0.00000006113" calcext:value-type="float">
            <text:p>6.11E-08</text:p>
          </table:table-cell>
          <table:table-cell office:value-type="float" office:value="0.000000007687" calcext:value-type="float">
            <text:p>7.69E-09</text:p>
          </table:table-cell>
          <table:table-cell office:value-type="float" office:value="0.0000000009681" calcext:value-type="float">
            <text:p>9.68E-10</text:p>
          </table:table-cell>
        </table:table-row>
        <table:table-row table:style-name="ro1">
          <table:table-cell table:style-name="ce4" office:value-type="float" office:value="0.0708" calcext:value-type="float">
            <text:p>7.08E-02</text:p>
          </table:table-cell>
          <table:table-cell office:value-type="float" office:value="0.017" calcext:value-type="float">
            <text:p>1.70E-02</text:p>
          </table:table-cell>
          <table:table-cell office:value-type="float" office:value="0.003233" calcext:value-type="float">
            <text:p>3.23E-03</text:p>
          </table:table-cell>
          <table:table-cell office:value-type="float" office:value="0.0005779" calcext:value-type="float">
            <text:p>5.78E-04</text:p>
          </table:table-cell>
          <table:table-cell office:value-type="float" office:value="0.0001008" calcext:value-type="float">
            <text:p>1.01E-04</text:p>
          </table:table-cell>
          <table:table-cell office:value-type="float" office:value="0.00001592" calcext:value-type="float">
            <text:p>1.59E-05</text:p>
          </table:table-cell>
          <table:table-cell office:value-type="float" office:value="0.000002179" calcext:value-type="float">
            <text:p>2.18E-06</text:p>
          </table:table-cell>
          <table:table-cell office:value-type="float" office:value="0.0000002834" calcext:value-type="float">
            <text:p>2.83E-07</text:p>
          </table:table-cell>
          <table:table-cell office:value-type="float" office:value="0.00000003607" calcext:value-type="float">
            <text:p>3.61E-08</text:p>
          </table:table-cell>
          <table:table-cell office:value-type="float" office:value="0.000000004548" calcext:value-type="float">
            <text:p>4.55E-09</text:p>
          </table:table-cell>
        </table:table-row>
        <table:table-row table:style-name="ro1">
          <table:table-cell table:style-name="ce4" office:value-type="float" office:value="0.1068" calcext:value-type="float">
            <text:p>1.07E-01</text:p>
          </table:table-cell>
          <table:table-cell office:value-type="float" office:value="0.02567" calcext:value-type="float">
            <text:p>2.57E-02</text:p>
          </table:table-cell>
          <table:table-cell office:value-type="float" office:value="0.005915" calcext:value-type="float">
            <text:p>5.92E-03</text:p>
          </table:table-cell>
          <table:table-cell office:value-type="float" office:value="0.0013304" calcext:value-type="float">
            <text:p>1.33E-03</text:p>
          </table:table-cell>
          <table:table-cell office:value-type="float" office:value="0.0002542" calcext:value-type="float">
            <text:p>2.54E-04</text:p>
          </table:table-cell>
          <table:table-cell office:value-type="float" office:value="0.00004244" calcext:value-type="float">
            <text:p>4.24E-05</text:p>
          </table:table-cell>
          <table:table-cell office:value-type="float" office:value="0.000007303" calcext:value-type="float">
            <text:p>7.30E-06</text:p>
          </table:table-cell>
          <table:table-cell office:value-type="float" office:value="0.000001129" calcext:value-type="float">
            <text:p>1.13E-06</text:p>
          </table:table-cell>
          <table:table-cell office:value-type="float" office:value="0.000000153" calcext:value-type="float">
            <text:p>1.53E-07</text:p>
          </table:table-cell>
          <table:table-cell office:value-type="float" office:value="0.00000001981" calcext:value-type="float">
            <text:p>1.98E-08</text:p>
          </table:table-cell>
        </table:table-row>
        <table:table-row table:style-name="ro1">
          <table:table-cell table:style-name="ce4" office:value-type="float" office:value="0.2681" calcext:value-type="float">
            <text:p>2.68E-01</text:p>
          </table:table-cell>
          <table:table-cell office:value-type="float" office:value="0.06737" calcext:value-type="float">
            <text:p>6.74E-02</text:p>
          </table:table-cell>
          <table:table-cell office:value-type="float" office:value="0.016677" calcext:value-type="float">
            <text:p>1.67E-02</text:p>
          </table:table-cell>
          <table:table-cell office:value-type="float" office:value="0.003857" calcext:value-type="float">
            <text:p>3.86E-03</text:p>
          </table:table-cell>
          <table:table-cell office:value-type="float" office:value="0.0007944" calcext:value-type="float">
            <text:p>7.94E-04</text:p>
          </table:table-cell>
          <table:table-cell office:value-type="float" office:value="0.00014296" calcext:value-type="float">
            <text:p>1.43E-04</text:p>
          </table:table-cell>
          <table:table-cell office:value-type="float" office:value="0.000024675" calcext:value-type="float">
            <text:p>2.47E-05</text:p>
          </table:table-cell>
          <table:table-cell office:value-type="float" office:value="0.000003945" calcext:value-type="float">
            <text:p>3.95E-06</text:p>
          </table:table-cell>
          <table:table-cell office:value-type="float" office:value="0.00000057699" calcext:value-type="float">
            <text:p>5.77E-07</text:p>
          </table:table-cell>
          <table:table-cell office:value-type="float" office:value="0.00000007219" calcext:value-type="float">
            <text:p>7.22E-08</text:p>
          </table:table-cell>
        </table:table-row>
        <table:table-row table:style-name="ro1">
          <table:table-cell table:style-name="ce4" office:value-type="float" office:value="0.2602" calcext:value-type="float">
            <text:p>2.60E-01</text:p>
          </table:table-cell>
          <table:table-cell office:value-type="float" office:value="0.06375" calcext:value-type="float">
            <text:p>6.38E-02</text:p>
          </table:table-cell>
          <table:table-cell office:value-type="float" office:value="0.01584" calcext:value-type="float">
            <text:p>1.58E-02</text:p>
          </table:table-cell>
          <table:table-cell office:value-type="float" office:value="0.003934" calcext:value-type="float">
            <text:p>3.93E-03</text:p>
          </table:table-cell>
          <table:table-cell office:value-type="float" office:value="0.0009137" calcext:value-type="float">
            <text:p>9.14E-04</text:p>
          </table:table-cell>
          <table:table-cell office:value-type="float" office:value="0.00018356" calcext:value-type="float">
            <text:p>1.84E-04</text:p>
          </table:table-cell>
          <table:table-cell office:value-type="float" office:value="0.00003654" calcext:value-type="float">
            <text:p>3.65E-05</text:p>
          </table:table-cell>
          <table:table-cell office:value-type="float" office:value="0.000006233" calcext:value-type="float">
            <text:p>6.23E-06</text:p>
          </table:table-cell>
          <table:table-cell office:value-type="float" office:value="0.0000009446" calcext:value-type="float">
            <text:p>9.45E-07</text:p>
          </table:table-cell>
          <table:table-cell office:value-type="float" office:value="0.0000001234" calcext:value-type="float">
            <text:p>1.23E-07</text:p>
          </table:table-cell>
        </table:table-row>
        <table:table-row table:style-name="ro1">
          <table:table-cell table:style-name="ce4" office:value-type="float" office:value="0.2306" calcext:value-type="float">
            <text:p>2.31E-01</text:p>
          </table:table-cell>
          <table:table-cell office:value-type="float" office:value="0.05784" calcext:value-type="float">
            <text:p>5.78E-02</text:p>
          </table:table-cell>
          <table:table-cell office:value-type="float" office:value="0.013879" calcext:value-type="float">
            <text:p>1.39E-02</text:p>
          </table:table-cell>
          <table:table-cell office:value-type="float" office:value="0.003353" calcext:value-type="float">
            <text:p>3.35E-03</text:p>
          </table:table-cell>
          <table:table-cell office:value-type="float" office:value="0.0007831" calcext:value-type="float">
            <text:p>7.83E-04</text:p>
          </table:table-cell>
          <table:table-cell office:value-type="float" office:value="0.00017829" calcext:value-type="float">
            <text:p>1.78E-04</text:p>
          </table:table-cell>
          <table:table-cell office:value-type="float" office:value="0.00003797" calcext:value-type="float">
            <text:p>3.80E-05</text:p>
          </table:table-cell>
          <table:table-cell office:value-type="float" office:value="0.000007718" calcext:value-type="float">
            <text:p>7.72E-06</text:p>
          </table:table-cell>
          <table:table-cell office:value-type="float" office:value="0.000001364" calcext:value-type="float">
            <text:p>1.36E-06</text:p>
          </table:table-cell>
          <table:table-cell office:value-type="float" office:value="0.000000201" calcext:value-type="float">
            <text:p>2.01E-07</text:p>
          </table:table-cell>
        </table:table-row>
        <table:table-row table:style-name="ro1">
          <table:table-cell table:style-name="ce4" office:value-type="float" office:value="0.1617" calcext:value-type="float">
            <text:p>1.62E-01</text:p>
          </table:table-cell>
          <table:table-cell office:value-type="float" office:value="0.03787" calcext:value-type="float">
            <text:p>3.79E-02</text:p>
          </table:table-cell>
          <table:table-cell office:value-type="float" office:value="0.009289" calcext:value-type="float">
            <text:p>9.29E-03</text:p>
          </table:table-cell>
          <table:table-cell office:value-type="float" office:value="0.002358" calcext:value-type="float">
            <text:p>2.36E-03</text:p>
          </table:table-cell>
          <table:table-cell office:value-type="float" office:value="0.0005854" calcext:value-type="float">
            <text:p>5.85E-04</text:p>
          </table:table-cell>
          <table:table-cell office:value-type="float" office:value="0.00014445" calcext:value-type="float">
            <text:p>1.44E-04</text:p>
          </table:table-cell>
          <table:table-cell office:value-type="float" office:value="0.00003255" calcext:value-type="float">
            <text:p>3.26E-05</text:p>
          </table:table-cell>
          <table:table-cell office:value-type="float" office:value="0.000006814" calcext:value-type="float">
            <text:p>6.81E-06</text:p>
          </table:table-cell>
          <table:table-cell office:value-type="float" office:value="0.000001576" calcext:value-type="float">
            <text:p>1.58E-06</text:p>
          </table:table-cell>
          <table:table-cell office:value-type="float" office:value="0.0000002815" calcext:value-type="float">
            <text:p>2.82E-07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table:formula="of:=LOG([.A1]/[.B1];2)" office:value-type="float" office:value="2.54430631709837" calcext:value-type="float">
            <text:p>2.54</text:p>
          </table:table-cell>
          <table:table-cell table:style-name="ce5" table:formula="of:=LOG([.B1]/[.C1];2)" office:value-type="float" office:value="2.60457633046182" calcext:value-type="float">
            <text:p>2.60</text:p>
          </table:table-cell>
          <table:table-cell table:style-name="ce5" table:formula="of:=LOG([.C1]/[.D1];2)" office:value-type="float" office:value="2.84455523177603" calcext:value-type="float">
            <text:p>2.84</text:p>
          </table:table-cell>
          <table:table-cell table:style-name="ce5" table:formula="of:=LOG([.D1]/[.E1];2)" office:value-type="float" office:value="2.93086218113573" calcext:value-type="float">
            <text:p>2.93</text:p>
          </table:table-cell>
          <table:table-cell table:style-name="ce5" table:formula="of:=LOG([.E1]/[.F1];2)" office:value-type="float" office:value="2.96758588057514" calcext:value-type="float">
            <text:p>2.97</text:p>
          </table:table-cell>
          <table:table-cell table:style-name="ce5" table:formula="of:=LOG([.F1]/[.G1];2)" office:value-type="float" office:value="2.98300571591776" calcext:value-type="float">
            <text:p>2.98</text:p>
          </table:table-cell>
          <table:table-cell table:style-name="ce5" table:formula="of:=LOG([.G1]/[.H1];2)" office:value-type="float" office:value="2.99122110264198" calcext:value-type="float">
            <text:p>2.99</text:p>
          </table:table-cell>
          <table:table-cell table:style-name="ce5" table:formula="of:=LOG([.H1]/[.I1];2)" office:value-type="float" office:value="2.98445217058978" calcext:value-type="float">
            <text:p>2.98</text:p>
          </table:table-cell>
          <table:table-cell table:style-name="ce5" table:formula="of:=LOG([.I1]/[.J1];2)" office:value-type="float" office:value="2.90898624774879" calcext:value-type="float">
            <text:p>2.91</text:p>
          </table:table-cell>
        </table:table-row>
        <table:table-row table:style-name="ro1">
          <table:table-cell/>
          <table:table-cell table:style-name="ce5" table:formula="of:=LOG([.A2]/[.B2];2)" office:value-type="float" office:value="2.52671452773682" calcext:value-type="float">
            <text:p>2.53</text:p>
          </table:table-cell>
          <table:table-cell table:style-name="ce5" table:formula="of:=LOG([.B2]/[.C2];2)" office:value-type="float" office:value="2.63481105017172" calcext:value-type="float">
            <text:p>2.63</text:p>
          </table:table-cell>
          <table:table-cell table:style-name="ce5" table:formula="of:=LOG([.C2]/[.D2];2)" office:value-type="float" office:value="2.87209163303125" calcext:value-type="float">
            <text:p>2.87</text:p>
          </table:table-cell>
          <table:table-cell table:style-name="ce5" table:formula="of:=LOG([.D2]/[.E2];2)" office:value-type="float" office:value="2.94813194466653" calcext:value-type="float">
            <text:p>2.95</text:p>
          </table:table-cell>
          <table:table-cell table:style-name="ce5" table:formula="of:=LOG([.E2]/[.F2];2)" office:value-type="float" office:value="2.97688858883208" calcext:value-type="float">
            <text:p>2.98</text:p>
          </table:table-cell>
          <table:table-cell table:style-name="ce5" table:formula="of:=LOG([.F2]/[.G2];2)" office:value-type="float" office:value="2.98892886466451" calcext:value-type="float">
            <text:p>2.99</text:p>
          </table:table-cell>
          <table:table-cell table:style-name="ce5" table:formula="of:=LOG([.G2]/[.H2];2)" office:value-type="float" office:value="2.99519846275263" calcext:value-type="float">
            <text:p>3.00</text:p>
          </table:table-cell>
          <table:table-cell table:style-name="ce5" table:formula="of:=LOG([.H2]/[.I2];2)" office:value-type="float" office:value="2.99551096632507" calcext:value-type="float">
            <text:p>3.00</text:p>
          </table:table-cell>
          <table:table-cell table:style-name="ce5" table:formula="of:=LOG([.I2]/[.J2];2)" office:value-type="float" office:value="2.99074922773306" calcext:value-type="float">
            <text:p>2.99</text:p>
          </table:table-cell>
        </table:table-row>
        <table:table-row table:style-name="ro1">
          <table:table-cell/>
          <table:table-cell table:style-name="ce5" table:formula="of:=LOG([.A3]/[.B3];2)" office:value-type="float" office:value="2.03273514114418" calcext:value-type="float">
            <text:p>2.03</text:p>
          </table:table-cell>
          <table:table-cell table:style-name="ce5" table:formula="of:=LOG([.B3]/[.C3];2)" office:value-type="float" office:value="2.28793898144269" calcext:value-type="float">
            <text:p>2.29</text:p>
          </table:table-cell>
          <table:table-cell table:style-name="ce5" table:formula="of:=LOG([.C3]/[.D3];2)" office:value-type="float" office:value="2.50120571317486" calcext:value-type="float">
            <text:p>2.50</text:p>
          </table:table-cell>
          <table:table-cell table:style-name="ce5" table:formula="of:=LOG([.D3]/[.E3];2)" office:value-type="float" office:value="2.8214746342928" calcext:value-type="float">
            <text:p>2.82</text:p>
          </table:table-cell>
          <table:table-cell table:style-name="ce5" table:formula="of:=LOG([.E3]/[.F3];2)" office:value-type="float" office:value="2.9268424073769" calcext:value-type="float">
            <text:p>2.93</text:p>
          </table:table-cell>
          <table:table-cell table:style-name="ce5" table:formula="of:=LOG([.F3]/[.G3];2)" office:value-type="float" office:value="2.96696492039126" calcext:value-type="float">
            <text:p>2.97</text:p>
          </table:table-cell>
          <table:table-cell table:style-name="ce5" table:formula="of:=LOG([.G3]/[.H3];2)" office:value-type="float" office:value="2.98416006556838" calcext:value-type="float">
            <text:p>2.98</text:p>
          </table:table-cell>
          <table:table-cell table:style-name="ce5" table:formula="of:=LOG([.H3]/[.I3];2)" office:value-type="float" office:value="2.99138799352632" calcext:value-type="float">
            <text:p>2.99</text:p>
          </table:table-cell>
          <table:table-cell table:style-name="ce5" table:formula="of:=LOG([.I3]/[.J3];2)" office:value-type="float" office:value="2.98919268480515" calcext:value-type="float">
            <text:p>2.99</text:p>
          </table:table-cell>
        </table:table-row>
        <table:table-row table:style-name="ro1">
          <table:table-cell/>
          <table:table-cell table:style-name="ce5" table:formula="of:=LOG([.A4]/[.B4];2)" office:value-type="float" office:value="2.0582146139453" calcext:value-type="float">
            <text:p>2.06</text:p>
          </table:table-cell>
          <table:table-cell table:style-name="ce5" table:formula="of:=LOG([.B4]/[.C4];2)" office:value-type="float" office:value="2.39458933378634" calcext:value-type="float">
            <text:p>2.39</text:p>
          </table:table-cell>
          <table:table-cell table:style-name="ce5" table:formula="of:=LOG([.C4]/[.D4];2)" office:value-type="float" office:value="2.48398173243785" calcext:value-type="float">
            <text:p>2.48</text:p>
          </table:table-cell>
          <table:table-cell table:style-name="ce5" table:formula="of:=LOG([.D4]/[.E4];2)" office:value-type="float" office:value="2.51932423107569" calcext:value-type="float">
            <text:p>2.52</text:p>
          </table:table-cell>
          <table:table-cell table:style-name="ce5" table:formula="of:=LOG([.E4]/[.F4];2)" office:value-type="float" office:value="2.66258339784363" calcext:value-type="float">
            <text:p>2.66</text:p>
          </table:table-cell>
          <table:table-cell table:style-name="ce5" table:formula="of:=LOG([.F4]/[.G4];2)" office:value-type="float" office:value="2.8691022343151" calcext:value-type="float">
            <text:p>2.87</text:p>
          </table:table-cell>
          <table:table-cell table:style-name="ce5" table:formula="of:=LOG([.G4]/[.H4];2)" office:value-type="float" office:value="2.94275453308525" calcext:value-type="float">
            <text:p>2.94</text:p>
          </table:table-cell>
          <table:table-cell table:style-name="ce5" table:formula="of:=LOG([.H4]/[.I4];2)" office:value-type="float" office:value="2.97396843001781" calcext:value-type="float">
            <text:p>2.97</text:p>
          </table:table-cell>
          <table:table-cell table:style-name="ce5" table:formula="of:=LOG([.I4]/[.J4];2)" office:value-type="float" office:value="2.98749526378268" calcext:value-type="float">
            <text:p>2.99</text:p>
          </table:table-cell>
        </table:table-row>
        <table:table-row table:style-name="ro1">
          <table:table-cell/>
          <table:table-cell table:style-name="ce5" table:formula="of:=LOG([.A5]/[.B5];2)" office:value-type="float" office:value="2.0567564459995" calcext:value-type="float">
            <text:p>2.06</text:p>
          </table:table-cell>
          <table:table-cell table:style-name="ce5" table:formula="of:=LOG([.B5]/[.C5];2)" office:value-type="float" office:value="2.11763322223563" calcext:value-type="float">
            <text:p>2.12</text:p>
          </table:table-cell>
          <table:table-cell table:style-name="ce5" table:formula="of:=LOG([.C5]/[.D5];2)" office:value-type="float" office:value="2.15251809482724" calcext:value-type="float">
            <text:p>2.15</text:p>
          </table:table-cell>
          <table:table-cell table:style-name="ce5" table:formula="of:=LOG([.D5]/[.E5];2)" office:value-type="float" office:value="2.38782413828231" calcext:value-type="float">
            <text:p>2.39</text:p>
          </table:table-cell>
          <table:table-cell table:style-name="ce5" table:formula="of:=LOG([.E5]/[.F5];2)" office:value-type="float" office:value="2.58246746897756" calcext:value-type="float">
            <text:p>2.58</text:p>
          </table:table-cell>
          <table:table-cell table:style-name="ce5" table:formula="of:=LOG([.F5]/[.G5];2)" office:value-type="float" office:value="2.53886352056743" calcext:value-type="float">
            <text:p>2.54</text:p>
          </table:table-cell>
          <table:table-cell table:style-name="ce5" table:formula="of:=LOG([.G5]/[.H5];2)" office:value-type="float" office:value="2.6934437444617" calcext:value-type="float">
            <text:p>2.69</text:p>
          </table:table-cell>
          <table:table-cell table:style-name="ce5" table:formula="of:=LOG([.H5]/[.I5];2)" office:value-type="float" office:value="2.88344192808035" calcext:value-type="float">
            <text:p>2.88</text:p>
          </table:table-cell>
          <table:table-cell table:style-name="ce5" table:formula="of:=LOG([.I5]/[.J5];2)" office:value-type="float" office:value="2.94923086757789" calcext:value-type="float">
            <text:p>2.95</text:p>
          </table:table-cell>
        </table:table-row>
        <table:table-row table:style-name="ro1">
          <table:table-cell/>
          <table:table-cell table:style-name="ce5" table:formula="of:=LOG([.A6]/[.B6];2)" office:value-type="float" office:value="1.99259301488264" calcext:value-type="float">
            <text:p>1.99</text:p>
          </table:table-cell>
          <table:table-cell table:style-name="ce5" table:formula="of:=LOG([.B6]/[.C6];2)" office:value-type="float" office:value="2.01424651140506" calcext:value-type="float">
            <text:p>2.01</text:p>
          </table:table-cell>
          <table:table-cell table:style-name="ce5" table:formula="of:=LOG([.C6]/[.D6];2)" office:value-type="float" office:value="2.11230873684082" calcext:value-type="float">
            <text:p>2.11</text:p>
          </table:table-cell>
          <table:table-cell table:style-name="ce5" table:formula="of:=LOG([.D6]/[.E6];2)" office:value-type="float" office:value="2.27954161798775" calcext:value-type="float">
            <text:p>2.28</text:p>
          </table:table-cell>
          <table:table-cell table:style-name="ce5" table:formula="of:=LOG([.E6]/[.F6];2)" office:value-type="float" office:value="2.47425408337425" calcext:value-type="float">
            <text:p>2.47</text:p>
          </table:table-cell>
          <table:table-cell table:style-name="ce5" table:formula="of:=LOG([.F6]/[.G6];2)" office:value-type="float" office:value="2.53448954969773" calcext:value-type="float">
            <text:p>2.53</text:p>
          </table:table-cell>
          <table:table-cell table:style-name="ce5" table:formula="of:=LOG([.G6]/[.H6];2)" office:value-type="float" office:value="2.6449528793303" calcext:value-type="float">
            <text:p>2.64</text:p>
          </table:table-cell>
          <table:table-cell table:style-name="ce5" table:formula="of:=LOG([.H6]/[.I6];2)" office:value-type="float" office:value="2.77340707985227" calcext:value-type="float">
            <text:p>2.77</text:p>
          </table:table-cell>
          <table:table-cell table:style-name="ce5" table:formula="of:=LOG([.I6]/[.J6];2)" office:value-type="float" office:value="2.99867540614566" calcext:value-type="float">
            <text:p>3.00</text:p>
          </table:table-cell>
        </table:table-row>
        <table:table-row table:style-name="ro1">
          <table:table-cell/>
          <table:table-cell table:style-name="ce5" table:formula="of:=LOG([.A7]/[.B7];2)" office:value-type="float" office:value="2.02912371497157" calcext:value-type="float">
            <text:p>2.03</text:p>
          </table:table-cell>
          <table:table-cell table:style-name="ce5" table:formula="of:=LOG([.B7]/[.C7];2)" office:value-type="float" office:value="2.00885300655397" calcext:value-type="float">
            <text:p>2.01</text:p>
          </table:table-cell>
          <table:table-cell table:style-name="ce5" table:formula="of:=LOG([.C7]/[.D7];2)" office:value-type="float" office:value="2.00950347268844" calcext:value-type="float">
            <text:p>2.01</text:p>
          </table:table-cell>
          <table:table-cell table:style-name="ce5" table:formula="of:=LOG([.D7]/[.E7];2)" office:value-type="float" office:value="2.10620449723978" calcext:value-type="float">
            <text:p>2.11</text:p>
          </table:table-cell>
          <table:table-cell table:style-name="ce5" table:formula="of:=LOG([.E7]/[.F7];2)" office:value-type="float" office:value="2.3154688434012" calcext:value-type="float">
            <text:p>2.32</text:p>
          </table:table-cell>
          <table:table-cell table:style-name="ce5" table:formula="of:=LOG([.F7]/[.G7];2)" office:value-type="float" office:value="2.32870317278478" calcext:value-type="float">
            <text:p>2.33</text:p>
          </table:table-cell>
          <table:table-cell table:style-name="ce5" table:formula="of:=LOG([.G7]/[.H7];2)" office:value-type="float" office:value="2.55147801610397" calcext:value-type="float">
            <text:p>2.55</text:p>
          </table:table-cell>
          <table:table-cell table:style-name="ce5" table:formula="of:=LOG([.H7]/[.I7];2)" office:value-type="float" office:value="2.72215127214768" calcext:value-type="float">
            <text:p>2.72</text:p>
          </table:table-cell>
          <table:table-cell table:style-name="ce5" table:formula="of:=LOG([.I7]/[.J7];2)" office:value-type="float" office:value="2.93636114100115" calcext:value-type="float">
            <text:p>2.94</text:p>
          </table:table-cell>
        </table:table-row>
        <table:table-row table:style-name="ro1">
          <table:table-cell/>
          <table:table-cell table:style-name="ce5" table:formula="of:=LOG([.A8]/[.B8];2)" office:value-type="float" office:value="1.99525305558802" calcext:value-type="float">
            <text:p>2.00</text:p>
          </table:table-cell>
          <table:table-cell table:style-name="ce5" table:formula="of:=LOG([.B8]/[.C8];2)" office:value-type="float" office:value="2.0591639286822" calcext:value-type="float">
            <text:p>2.06</text:p>
          </table:table-cell>
          <table:table-cell table:style-name="ce5" table:formula="of:=LOG([.C8]/[.D8];2)" office:value-type="float" office:value="2.0493792353625" calcext:value-type="float">
            <text:p>2.05</text:p>
          </table:table-cell>
          <table:table-cell table:style-name="ce5" table:formula="of:=LOG([.D8]/[.E8];2)" office:value-type="float" office:value="2.09818403002731" calcext:value-type="float">
            <text:p>2.10</text:p>
          </table:table-cell>
          <table:table-cell table:style-name="ce5" table:formula="of:=LOG([.E8]/[.F8];2)" office:value-type="float" office:value="2.1349707612094" calcext:value-type="float">
            <text:p>2.13</text:p>
          </table:table-cell>
          <table:table-cell table:style-name="ce5" table:formula="of:=LOG([.F8]/[.G8];2)" office:value-type="float" office:value="2.23129388271271" calcext:value-type="float">
            <text:p>2.23</text:p>
          </table:table-cell>
          <table:table-cell table:style-name="ce5" table:formula="of:=LOG([.G8]/[.H8];2)" office:value-type="float" office:value="2.2985610499652" calcext:value-type="float">
            <text:p>2.30</text:p>
          </table:table-cell>
          <table:table-cell table:style-name="ce5" table:formula="of:=LOG([.H8]/[.I8];2)" office:value-type="float" office:value="2.50038339951708" calcext:value-type="float">
            <text:p>2.50</text:p>
          </table:table-cell>
          <table:table-cell table:style-name="ce5" table:formula="of:=LOG([.I8]/[.J8];2)" office:value-type="float" office:value="2.76257623784524" calcext:value-type="float">
            <text:p>2.76</text:p>
          </table:table-cell>
        </table:table-row>
        <table:table-row table:style-name="ro1">
          <table:table-cell/>
          <table:table-cell table:style-name="ce5" table:formula="of:=LOG([.A9]/[.B9];2)" office:value-type="float" office:value="2.0941923524766" calcext:value-type="float">
            <text:p>2.09</text:p>
          </table:table-cell>
          <table:table-cell table:style-name="ce5" table:formula="of:=LOG([.B9]/[.C9];2)" office:value-type="float" office:value="2.02746022334398" calcext:value-type="float">
            <text:p>2.03</text:p>
          </table:table-cell>
          <table:table-cell table:style-name="ce5" table:formula="of:=LOG([.C9]/[.D9];2)" office:value-type="float" office:value="1.97795957444804" calcext:value-type="float">
            <text:p>1.98</text:p>
          </table:table-cell>
          <table:table-cell table:style-name="ce5" table:formula="of:=LOG([.D9]/[.E9];2)" office:value-type="float" office:value="2.01006906745837" calcext:value-type="float">
            <text:p>2.01</text:p>
          </table:table-cell>
          <table:table-cell table:style-name="ce5" table:formula="of:=LOG([.E9]/[.F9];2)" office:value-type="float" office:value="2.01885254184414" calcext:value-type="float">
            <text:p>2.02</text:p>
          </table:table-cell>
          <table:table-cell table:style-name="ce5" table:formula="of:=LOG([.F9]/[.G9];2)" office:value-type="float" office:value="2.14984075539898" calcext:value-type="float">
            <text:p>2.15</text:p>
          </table:table-cell>
          <table:table-cell table:style-name="ce5" table:formula="of:=LOG([.G9]/[.H9];2)" office:value-type="float" office:value="2.25608369084401" calcext:value-type="float">
            <text:p>2.26</text:p>
          </table:table-cell>
          <table:table-cell table:style-name="ce5" table:formula="of:=LOG([.H9]/[.I9];2)" office:value-type="float" office:value="2.11223441263997" calcext:value-type="float">
            <text:p>2.11</text:p>
          </table:table-cell>
          <table:table-cell table:style-name="ce5" table:formula="of:=LOG([.I9]/[.J9];2)" office:value-type="float" office:value="2.48506070737615" calcext:value-type="float">
            <text:p>2.49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Default" office:value-type="string" calcext:value-type="string">
            <text:p>lbd = 1</text:p>
            <text:p>alp = 2</text:p>
            <text:p>omg = 0.1</text:p>
            <text:p>u0 = 2</text:p>
            <text:p>T = 1</text:p>
          </table:table-cell>
          <table:table-cell table:style-name="Default" office:value-type="string" calcext:value-type="string">
            <text:p>lve = np.array([2**1, 2**2, 2**3, 2**4, 2**5, 2**6, 2**7, 2**8, 2**9])</text:p>
          </table:table-cell>
          <table:table-cell table:style-name="Default" table:number-columns-repeated="7"/>
        </table:table-row>
        <table:table-row table:style-name="ro3">
          <table:table-cell/>
          <table:table-cell table:style-name="Default"/>
          <table:table-cell table:style-name="Default" office:value-type="string" calcext:value-type="string">
            <text:p>lvt = 10*np.array([10**4, 1, 2**1, 2**2, 2**3, 2**4,</text:p>
            <text:p>                   2**5, 2**6, 2**7, 2**8, 2**9])</text:p>
          </table:table-cell>
          <table:table-cell table:style-name="Default" table:number-columns-repeated="7"/>
        </table:table-row>
      </table:table>
      <table:table table:name="d=1,case 2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7" table:default-cell-style-name="ce4"/>
        <table:table-column table:style-name="co1" table:number-columns-repeated="12" table:default-cell-style-name="Default"/>
        <table:table-row table:style-name="ro1">
          <table:table-cell table:style-name="ce4" office:value-type="float" office:value="0.02017" calcext:value-type="float">
            <text:p>2.02E-02</text:p>
          </table:table-cell>
          <table:table-cell table:style-name="ce4" office:value-type="float" office:value="0.003579" calcext:value-type="float">
            <text:p>3.58E-03</text:p>
          </table:table-cell>
          <table:table-cell table:style-name="ce4" office:value-type="float" office:value="0.000618" calcext:value-type="float">
            <text:p>6.18E-04</text:p>
          </table:table-cell>
          <table:table-cell office:value-type="float" office:value="0.00009102" calcext:value-type="float">
            <text:p>9.10E-05</text:p>
          </table:table-cell>
          <table:table-cell office:value-type="float" office:value="0.00001205" calcext:value-type="float">
            <text:p>1.21E-05</text:p>
          </table:table-cell>
          <table:table-cell office:value-type="float" office:value="0.000001541" calcext:value-type="float">
            <text:p>1.54E-06</text:p>
          </table:table-cell>
          <table:table-cell office:value-type="float" office:value="0.0000001947" calcext:value-type="float">
            <text:p>1.95E-07</text:p>
          </table:table-cell>
          <table:table-cell office:value-type="float" office:value="0.00000002445" calcext:value-type="float">
            <text:p>2.45E-08</text:p>
          </table:table-cell>
          <table:table-cell office:value-type="float" office:value="0.000000003057" calcext:value-type="float">
            <text:p>3.06E-09</text:p>
          </table:table-cell>
          <table:table-cell office:value-type="float" office:value="0.0000000003761" calcext:value-type="float">
            <text:p>3.76E-10</text:p>
          </table:table-cell>
          <table:table-cell table:number-columns-repeated="11"/>
          <table:table-cell table:formula="of:=[.K1]/10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0.03211" calcext:value-type="float">
            <text:p>3.21E-02</text:p>
          </table:table-cell>
          <table:table-cell table:style-name="ce4" office:value-type="float" office:value="0.006566" calcext:value-type="float">
            <text:p>6.57E-03</text:p>
          </table:table-cell>
          <table:table-cell table:style-name="ce4" office:value-type="float" office:value="0.0011108" calcext:value-type="float">
            <text:p>1.11E-03</text:p>
          </table:table-cell>
          <table:table-cell office:value-type="float" office:value="0.0001774" calcext:value-type="float">
            <text:p>1.77E-04</text:p>
          </table:table-cell>
          <table:table-cell office:value-type="float" office:value="0.00002617" calcext:value-type="float">
            <text:p>2.62E-05</text:p>
          </table:table-cell>
          <table:table-cell office:value-type="float" office:value="0.000003505" calcext:value-type="float">
            <text:p>3.51E-06</text:p>
          </table:table-cell>
          <table:table-cell office:value-type="float" office:value="0.0000004522" calcext:value-type="float">
            <text:p>4.52E-07</text:p>
          </table:table-cell>
          <table:table-cell office:value-type="float" office:value="0.00000005739" calcext:value-type="float">
            <text:p>5.74E-08</text:p>
          </table:table-cell>
          <table:table-cell office:value-type="float" office:value="0.000000007232" calcext:value-type="float">
            <text:p>7.23E-09</text:p>
          </table:table-cell>
          <table:table-cell office:value-type="float" office:value="0.0000000009133" calcext:value-type="float">
            <text:p>9.13E-10</text:p>
          </table:table-cell>
          <table:table-cell table:number-columns-repeated="12"/>
        </table:table-row>
        <table:table-row table:style-name="ro1">
          <table:table-cell table:style-name="ce6" office:value-type="float" office:value="0.158275" calcext:value-type="float">
            <text:p>1.58E-01</text:p>
          </table:table-cell>
          <table:table-cell table:style-name="ce6" office:value-type="float" office:value="0.038275" calcext:value-type="float">
            <text:p>3.83E-02</text:p>
          </table:table-cell>
          <table:table-cell table:style-name="ce4" office:value-type="float" office:value="0.008275" calcext:value-type="float">
            <text:p>8.28E-03</text:p>
          </table:table-cell>
          <table:table-cell office:value-type="float" office:value="0.001395" calcext:value-type="float">
            <text:p>1.40E-03</text:p>
          </table:table-cell>
          <table:table-cell office:value-type="float" office:value="0.0001989" calcext:value-type="float">
            <text:p>1.99E-04</text:p>
          </table:table-cell>
          <table:table-cell office:value-type="float" office:value="0.00002586" calcext:value-type="float">
            <text:p>2.59E-05</text:p>
          </table:table-cell>
          <table:table-cell office:value-type="float" office:value="0.000003279" calcext:value-type="float">
            <text:p>3.28E-06</text:p>
          </table:table-cell>
          <table:table-cell office:value-type="float" office:value="0.0000004122" calcext:value-type="float">
            <text:p>4.12E-07</text:p>
          </table:table-cell>
          <table:table-cell office:value-type="float" office:value="0.00000005166" calcext:value-type="float">
            <text:p>5.17E-08</text:p>
          </table:table-cell>
          <table:table-cell office:value-type="float" office:value="0.000000006462" calcext:value-type="float">
            <text:p>6.46E-09</text:p>
          </table:table-cell>
          <table:table-cell table:number-columns-repeated="12"/>
        </table:table-row>
        <table:table-row table:style-name="ro1">
          <table:table-cell table:style-name="ce6" office:value-type="float" office:value="0.4833" calcext:value-type="float">
            <text:p>4.83E-01</text:p>
          </table:table-cell>
          <table:table-cell table:style-name="ce6" office:value-type="float" office:value="0.1217" calcext:value-type="float">
            <text:p>1.22E-01</text:p>
          </table:table-cell>
          <table:table-cell table:style-name="ce6" office:value-type="float" office:value="0.030175" calcext:value-type="float">
            <text:p>3.02E-02</text:p>
          </table:table-cell>
          <table:table-cell office:value-type="float" office:value="0.005895" calcext:value-type="float">
            <text:p>5.90E-03</text:p>
          </table:table-cell>
          <table:table-cell office:value-type="float" office:value="0.001009" calcext:value-type="float">
            <text:p>1.01E-03</text:p>
          </table:table-cell>
          <table:table-cell office:value-type="float" office:value="0.0001548" calcext:value-type="float">
            <text:p>1.55E-04</text:p>
          </table:table-cell>
          <table:table-cell office:value-type="float" office:value="0.0000208" calcext:value-type="float">
            <text:p>2.08E-05</text:p>
          </table:table-cell>
          <table:table-cell office:value-type="float" office:value="0.000002675" calcext:value-type="float">
            <text:p>2.68E-06</text:p>
          </table:table-cell>
          <table:table-cell office:value-type="float" office:value="0.0000003386" calcext:value-type="float">
            <text:p>3.39E-07</text:p>
          </table:table-cell>
          <table:table-cell office:value-type="float" office:value="0.00000004257" calcext:value-type="float">
            <text:p>4.26E-08</text:p>
          </table:table-cell>
          <table:table-cell table:number-columns-repeated="12"/>
        </table:table-row>
        <table:table-row table:style-name="ro1">
          <table:table-cell table:style-name="ce6" office:value-type="float" office:value="0.92419" calcext:value-type="float">
            <text:p>9.24E-01</text:p>
          </table:table-cell>
          <table:table-cell table:style-name="ce6" office:value-type="float" office:value="0.24578" calcext:value-type="float">
            <text:p>2.46E-01</text:p>
          </table:table-cell>
          <table:table-cell table:style-name="ce6" office:value-type="float" office:value="0.064721" calcext:value-type="float">
            <text:p>6.47E-02</text:p>
          </table:table-cell>
          <table:table-cell office:value-type="float" office:value="0.014657" calcext:value-type="float">
            <text:p>1.47E-02</text:p>
          </table:table-cell>
          <table:table-cell office:value-type="float" office:value="0.0030232" calcext:value-type="float">
            <text:p>3.02E-03</text:p>
          </table:table-cell>
          <table:table-cell office:value-type="float" office:value="0.0005259" calcext:value-type="float">
            <text:p>5.26E-04</text:p>
          </table:table-cell>
          <table:table-cell office:value-type="float" office:value="0.00008712" calcext:value-type="float">
            <text:p>8.71E-05</text:p>
          </table:table-cell>
          <table:table-cell office:value-type="float" office:value="0.00001253" calcext:value-type="float">
            <text:p>1.25E-05</text:p>
          </table:table-cell>
          <table:table-cell office:value-type="float" office:value="0.000001646" calcext:value-type="float">
            <text:p>1.65E-06</text:p>
          </table:table-cell>
          <table:table-cell office:value-type="float" office:value="0.0000002099" calcext:value-type="float">
            <text:p>2.10E-07</text:p>
          </table:table-cell>
          <table:table-cell table:number-columns-repeated="12"/>
        </table:table-row>
        <table:table-row table:style-name="ro1">
          <table:table-cell table:style-name="ce6" office:value-type="float" office:value="0.68143" calcext:value-type="float">
            <text:p>6.81E-01</text:p>
          </table:table-cell>
          <table:table-cell table:style-name="ce6" office:value-type="float" office:value="0.16729" calcext:value-type="float">
            <text:p>1.67E-01</text:p>
          </table:table-cell>
          <table:table-cell table:style-name="ce4" office:value-type="float" office:value="0.04421" calcext:value-type="float">
            <text:p>4.42E-02</text:p>
          </table:table-cell>
          <table:table-cell office:value-type="float" office:value="0.01145" calcext:value-type="float">
            <text:p>1.15E-02</text:p>
          </table:table-cell>
          <table:table-cell office:value-type="float" office:value="0.002748" calcext:value-type="float">
            <text:p>2.75E-03</text:p>
          </table:table-cell>
          <table:table-cell office:value-type="float" office:value="0.0006361" calcext:value-type="float">
            <text:p>6.36E-04</text:p>
          </table:table-cell>
          <table:table-cell office:value-type="float" office:value="0.00010697" calcext:value-type="float">
            <text:p>1.07E-04</text:p>
          </table:table-cell>
          <table:table-cell office:value-type="float" office:value="0.00001686" calcext:value-type="float">
            <text:p>1.69E-05</text:p>
          </table:table-cell>
          <table:table-cell office:value-type="float" office:value="0.000001974" calcext:value-type="float">
            <text:p>1.97E-06</text:p>
          </table:table-cell>
          <table:table-cell office:value-type="float" office:value="0.0000002549" calcext:value-type="float">
            <text:p>2.55E-07</text:p>
          </table:table-cell>
          <table:table-cell table:number-columns-repeated="12"/>
        </table:table-row>
        <table:table-row table:style-name="ro1">
          <table:table-cell table:style-name="ce6" office:value-type="float" office:value="0.74541" calcext:value-type="float">
            <text:p>7.45E-01</text:p>
          </table:table-cell>
          <table:table-cell table:style-name="ce6" office:value-type="float" office:value="0.18101" calcext:value-type="float">
            <text:p>1.81E-01</text:p>
          </table:table-cell>
          <table:table-cell table:style-name="ce4" office:value-type="float" office:value="0.04735" calcext:value-type="float">
            <text:p>4.74E-02</text:p>
          </table:table-cell>
          <table:table-cell office:value-type="float" office:value="0.01177" calcext:value-type="float">
            <text:p>1.18E-02</text:p>
          </table:table-cell>
          <table:table-cell office:value-type="float" office:value="0.002816" calcext:value-type="float">
            <text:p>2.82E-03</text:p>
          </table:table-cell>
          <table:table-cell office:value-type="float" office:value="0.0006615" calcext:value-type="float">
            <text:p>6.62E-04</text:p>
          </table:table-cell>
          <table:table-cell office:value-type="float" office:value="0.00014717" calcext:value-type="float">
            <text:p>1.47E-04</text:p>
          </table:table-cell>
          <table:table-cell office:value-type="float" office:value="0.00002811" calcext:value-type="float">
            <text:p>2.81E-05</text:p>
          </table:table-cell>
          <table:table-cell office:value-type="float" office:value="0.000004248" calcext:value-type="float">
            <text:p>4.25E-06</text:p>
          </table:table-cell>
          <table:table-cell office:value-type="float" office:value="0.0000006003" calcext:value-type="float">
            <text:p>6.00E-07</text:p>
          </table:table-cell>
          <table:table-cell table:number-columns-repeated="12"/>
        </table:table-row>
        <table:table-row table:style-name="ro1">
          <table:table-cell table:style-name="ce6" office:value-type="float" office:value="0.48036" calcext:value-type="float">
            <text:p>4.80E-01</text:p>
          </table:table-cell>
          <table:table-cell table:style-name="ce6" office:value-type="float" office:value="0.12147" calcext:value-type="float">
            <text:p>1.21E-01</text:p>
          </table:table-cell>
          <table:table-cell table:style-name="ce4" office:value-type="float" office:value="0.03154" calcext:value-type="float">
            <text:p>3.15E-02</text:p>
          </table:table-cell>
          <table:table-cell office:value-type="float" office:value="0.00801" calcext:value-type="float">
            <text:p>8.01E-03</text:p>
          </table:table-cell>
          <table:table-cell office:value-type="float" office:value="0.00203" calcext:value-type="float">
            <text:p>2.03E-03</text:p>
          </table:table-cell>
          <table:table-cell office:value-type="float" office:value="0.0005166" calcext:value-type="float">
            <text:p>5.17E-04</text:p>
          </table:table-cell>
          <table:table-cell office:value-type="float" office:value="0.0001148" calcext:value-type="float">
            <text:p>1.15E-04</text:p>
          </table:table-cell>
          <table:table-cell office:value-type="float" office:value="0.00002522" calcext:value-type="float">
            <text:p>2.52E-05</text:p>
          </table:table-cell>
          <table:table-cell office:value-type="float" office:value="0.000004998" calcext:value-type="float">
            <text:p>5.00E-06</text:p>
          </table:table-cell>
          <table:table-cell office:value-type="float" office:value="0.0000006397" calcext:value-type="float">
            <text:p>6.40E-07</text:p>
          </table:table-cell>
          <table:table-cell table:number-columns-repeated="12"/>
        </table:table-row>
        <table:table-row table:style-name="ro1">
          <table:table-cell table:style-name="ce6" office:value-type="float" office:value="0.5804" calcext:value-type="float">
            <text:p>5.80E-01</text:p>
          </table:table-cell>
          <table:table-cell table:style-name="ce6" office:value-type="float" office:value="0.1424" calcext:value-type="float">
            <text:p>1.42E-01</text:p>
          </table:table-cell>
          <table:table-cell table:style-name="ce4" office:value-type="float" office:value="0.0364" calcext:value-type="float">
            <text:p>3.64E-02</text:p>
          </table:table-cell>
          <table:table-cell office:value-type="float" office:value="0.00908" calcext:value-type="float">
            <text:p>9.08E-03</text:p>
          </table:table-cell>
          <table:table-cell office:value-type="float" office:value="0.002259" calcext:value-type="float">
            <text:p>2.26E-03</text:p>
          </table:table-cell>
          <table:table-cell office:value-type="float" office:value="0.0005302" calcext:value-type="float">
            <text:p>5.30E-04</text:p>
          </table:table-cell>
          <table:table-cell office:value-type="float" office:value="0.0001216" calcext:value-type="float">
            <text:p>1.22E-04</text:p>
          </table:table-cell>
          <table:table-cell office:value-type="float" office:value="0.00002862" calcext:value-type="float">
            <text:p>2.86E-05</text:p>
          </table:table-cell>
          <table:table-cell office:value-type="float" office:value="0.000006721" calcext:value-type="float">
            <text:p>6.72E-06</text:p>
          </table:table-cell>
          <table:table-cell office:value-type="float" office:value="0.0000012519" calcext:value-type="float">
            <text:p>1.25E-06</text:p>
          </table:table-cell>
          <table:table-cell table:number-columns-repeated="12"/>
        </table:table-row>
        <table:table-row table:style-name="ro1">
          <table:table-cell table:style-name="ce2" table:number-columns-repeated="2"/>
          <table:table-cell table:style-name="ce1" table:number-columns-repeated="8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2"/>
        </table:table-row>
        <table:table-row table:style-name="ro1">
          <table:table-cell/>
          <table:table-cell table:formula="of:=LOG([.A1]/[.B1];2)" office:value-type="float" office:value="2.49458263508394" calcext:value-type="float">
            <text:p>2.49</text:p>
          </table:table-cell>
          <table:table-cell table:formula="of:=LOG([.B1]/[.C1];2)" office:value-type="float" office:value="2.53387780051201" calcext:value-type="float">
            <text:p>2.53</text:p>
          </table:table-cell>
          <table:table-cell table:style-name="ce5" table:formula="of:=LOG([.C1]/[.D1];2)" office:value-type="float" office:value="2.76335134671091" calcext:value-type="float">
            <text:p>2.76</text:p>
          </table:table-cell>
          <table:table-cell table:style-name="ce5" table:formula="of:=LOG([.D1]/[.E1];2)" office:value-type="float" office:value="2.91715043985087" calcext:value-type="float">
            <text:p>2.92</text:p>
          </table:table-cell>
          <table:table-cell table:style-name="ce5" table:formula="of:=LOG([.E1]/[.F1];2)" office:value-type="float" office:value="2.9670943794899" calcext:value-type="float">
            <text:p>2.97</text:p>
          </table:table-cell>
          <table:table-cell table:style-name="ce5" table:formula="of:=LOG([.F1]/[.G1];2)" office:value-type="float" office:value="2.98454207268185" calcext:value-type="float">
            <text:p>2.98</text:p>
          </table:table-cell>
          <table:table-cell table:style-name="ce5" table:formula="of:=LOG([.G1]/[.H1];2)" office:value-type="float" office:value="2.99334651376806" calcext:value-type="float">
            <text:p>2.99</text:p>
          </table:table-cell>
          <table:table-cell table:style-name="ce5" table:formula="of:=LOG([.H1]/[.I1];2)" office:value-type="float" office:value="2.99964600783999" calcext:value-type="float">
            <text:p>3.00</text:p>
          </table:table-cell>
          <table:table-cell table:style-name="ce5" table:formula="of:=LOG([.I1]/[.J1];2)" office:value-type="float" office:value="3.02292834073403" calcext:value-type="float">
            <text:p>3.02</text:p>
          </table:table-cell>
          <table:table-cell table:number-columns-repeated="12"/>
        </table:table-row>
        <table:table-row table:style-name="ro1">
          <table:table-cell/>
          <table:table-cell table:formula="of:=LOG([.A2]/[.B2];2)" office:value-type="float" office:value="2.28993601004015" calcext:value-type="float">
            <text:p>2.29</text:p>
          </table:table-cell>
          <table:table-cell table:formula="of:=LOG([.B2]/[.C2];2)" office:value-type="float" office:value="2.5634156676415" calcext:value-type="float">
            <text:p>2.56</text:p>
          </table:table-cell>
          <table:table-cell table:style-name="ce5" table:formula="of:=LOG([.C2]/[.D2];2)" office:value-type="float" office:value="2.64652116751778" calcext:value-type="float">
            <text:p>2.65</text:p>
          </table:table-cell>
          <table:table-cell table:style-name="ce5" table:formula="of:=LOG([.D2]/[.E2];2)" office:value-type="float" office:value="2.76102018014039" calcext:value-type="float">
            <text:p>2.76</text:p>
          </table:table-cell>
          <table:table-cell table:style-name="ce5" table:formula="of:=LOG([.E2]/[.F2];2)" office:value-type="float" office:value="2.90042757503741" calcext:value-type="float">
            <text:p>2.90</text:p>
          </table:table-cell>
          <table:table-cell table:style-name="ce5" table:formula="of:=LOG([.F2]/[.G2];2)" office:value-type="float" office:value="2.95438154703382" calcext:value-type="float">
            <text:p>2.95</text:p>
          </table:table-cell>
          <table:table-cell table:style-name="ce5" table:formula="of:=LOG([.G2]/[.H2];2)" office:value-type="float" office:value="2.97808971257162" calcext:value-type="float">
            <text:p>2.98</text:p>
          </table:table-cell>
          <table:table-cell table:style-name="ce5" table:formula="of:=LOG([.H2]/[.I2];2)" office:value-type="float" office:value="2.98833279153944" calcext:value-type="float">
            <text:p>2.99</text:p>
          </table:table-cell>
          <table:table-cell table:style-name="ce5" table:formula="of:=LOG([.I2]/[.J2];2)" office:value-type="float" office:value="2.98523393935298" calcext:value-type="float">
            <text:p>2.99</text:p>
          </table:table-cell>
          <table:table-cell table:number-columns-repeated="12"/>
        </table:table-row>
        <table:table-row table:style-name="ro1">
          <table:table-cell/>
          <table:table-cell table:formula="of:=LOG([.A3]/[.B3];2)" office:value-type="float" office:value="2.04795911272365" calcext:value-type="float">
            <text:p>2.05</text:p>
          </table:table-cell>
          <table:table-cell table:formula="of:=LOG([.B3]/[.C3];2)" office:value-type="float" office:value="2.20957116069257" calcext:value-type="float">
            <text:p>2.21</text:p>
          </table:table-cell>
          <table:table-cell table:style-name="ce5" table:formula="of:=LOG([.C3]/[.D3];2)" office:value-type="float" office:value="2.56849418986539" calcext:value-type="float">
            <text:p>2.57</text:p>
          </table:table-cell>
          <table:table-cell table:style-name="ce5" table:formula="of:=LOG([.D3]/[.E3];2)" office:value-type="float" office:value="2.81014994077017" calcext:value-type="float">
            <text:p>2.81</text:p>
          </table:table-cell>
          <table:table-cell table:style-name="ce5" table:formula="of:=LOG([.E3]/[.F3];2)" office:value-type="float" office:value="2.94324909591085" calcext:value-type="float">
            <text:p>2.94</text:p>
          </table:table-cell>
          <table:table-cell table:style-name="ce5" table:formula="of:=LOG([.F3]/[.G3];2)" office:value-type="float" office:value="2.97939446830456" calcext:value-type="float">
            <text:p>2.98</text:p>
          </table:table-cell>
          <table:table-cell table:style-name="ce5" table:formula="of:=LOG([.G3]/[.H3];2)" office:value-type="float" office:value="2.99183949174117" calcext:value-type="float">
            <text:p>2.99</text:p>
          </table:table-cell>
          <table:table-cell table:style-name="ce5" table:formula="of:=LOG([.H3]/[.I3];2)" office:value-type="float" office:value="2.99622495630862" calcext:value-type="float">
            <text:p>3.00</text:p>
          </table:table-cell>
          <table:table-cell table:style-name="ce5" table:formula="of:=LOG([.I3]/[.J3];2)" office:value-type="float" office:value="2.99899498774" calcext:value-type="float">
            <text:p>3.00</text:p>
          </table:table-cell>
          <table:table-cell table:number-columns-repeated="12"/>
        </table:table-row>
        <table:table-row table:style-name="ro1">
          <table:table-cell/>
          <table:table-cell table:formula="of:=LOG([.A4]/[.B4];2)" office:value-type="float" office:value="1.989589826714" calcext:value-type="float">
            <text:p>1.99</text:p>
          </table:table-cell>
          <table:table-cell table:formula="of:=LOG([.B4]/[.C4];2)" office:value-type="float" office:value="2.01190349195871" calcext:value-type="float">
            <text:p>2.01</text:p>
          </table:table-cell>
          <table:table-cell table:style-name="ce5" table:formula="of:=LOG([.C4]/[.D4];2)" office:value-type="float" office:value="2.35579005266262" calcext:value-type="float">
            <text:p>2.36</text:p>
          </table:table-cell>
          <table:table-cell table:style-name="ce5" table:formula="of:=LOG([.D4]/[.E4];2)" office:value-type="float" office:value="2.54656563876077" calcext:value-type="float">
            <text:p>2.55</text:p>
          </table:table-cell>
          <table:table-cell table:style-name="ce5" table:formula="of:=LOG([.E4]/[.F4];2)" office:value-type="float" office:value="2.70444879784931" calcext:value-type="float">
            <text:p>2.70</text:p>
          </table:table-cell>
          <table:table-cell table:style-name="ce5" table:formula="of:=LOG([.F4]/[.G4];2)" office:value-type="float" office:value="2.89575003800332" calcext:value-type="float">
            <text:p>2.90</text:p>
          </table:table-cell>
          <table:table-cell table:style-name="ce5" table:formula="of:=LOG([.G4]/[.H4];2)" office:value-type="float" office:value="2.95897273173995" calcext:value-type="float">
            <text:p>2.96</text:p>
          </table:table-cell>
          <table:table-cell table:style-name="ce5" table:formula="of:=LOG([.H4]/[.I4];2)" office:value-type="float" office:value="2.98188501316759" calcext:value-type="float">
            <text:p>2.98</text:p>
          </table:table-cell>
          <table:table-cell table:style-name="ce5" table:formula="of:=LOG([.I4]/[.J4];2)" office:value-type="float" office:value="2.9916729780013" calcext:value-type="float">
            <text:p>2.99</text:p>
          </table:table-cell>
          <table:table-cell table:number-columns-repeated="12"/>
        </table:table-row>
        <table:table-row table:style-name="ro1">
          <table:table-cell/>
          <table:table-cell table:formula="of:=LOG([.A5]/[.B5];2)" office:value-type="float" office:value="1.91082195599847" calcext:value-type="float">
            <text:p>1.91</text:p>
          </table:table-cell>
          <table:table-cell table:formula="of:=LOG([.B5]/[.C5];2)" office:value-type="float" office:value="1.92506171917682" calcext:value-type="float">
            <text:p>1.93</text:p>
          </table:table-cell>
          <table:table-cell table:style-name="ce5" table:formula="of:=LOG([.C5]/[.D5];2)" office:value-type="float" office:value="2.14264405657718" calcext:value-type="float">
            <text:p>2.14</text:p>
          </table:table-cell>
          <table:table-cell table:style-name="ce5" table:formula="of:=LOG([.D5]/[.E5];2)" office:value-type="float" office:value="2.27744151352788" calcext:value-type="float">
            <text:p>2.28</text:p>
          </table:table-cell>
          <table:table-cell table:style-name="ce5" table:formula="of:=LOG([.E5]/[.F5];2)" office:value-type="float" office:value="2.52321602177927" calcext:value-type="float">
            <text:p>2.52</text:p>
          </table:table-cell>
          <table:table-cell table:style-name="ce5" table:formula="of:=LOG([.F5]/[.G5];2)" office:value-type="float" office:value="2.59371263765115" calcext:value-type="float">
            <text:p>2.59</text:p>
          </table:table-cell>
          <table:table-cell table:style-name="ce5" table:formula="of:=LOG([.G5]/[.H5];2)" office:value-type="float" office:value="2.79761753939505" calcext:value-type="float">
            <text:p>2.80</text:p>
          </table:table-cell>
          <table:table-cell table:style-name="ce5" table:formula="of:=LOG([.H5]/[.I5];2)" office:value-type="float" office:value="2.9283501737876" calcext:value-type="float">
            <text:p>2.93</text:p>
          </table:table-cell>
          <table:table-cell table:style-name="ce5" table:formula="of:=LOG([.I5]/[.J5];2)" office:value-type="float" office:value="2.97119026401683" calcext:value-type="float">
            <text:p>2.97</text:p>
          </table:table-cell>
          <table:table-cell table:number-columns-repeated="12"/>
        </table:table-row>
        <table:table-row table:style-name="ro1">
          <table:table-cell/>
          <table:table-cell table:formula="of:=LOG([.A6]/[.B6];2)" office:value-type="float" office:value="2.02621425478955" calcext:value-type="float">
            <text:p>2.03</text:p>
          </table:table-cell>
          <table:table-cell table:formula="of:=LOG([.B6]/[.C6];2)" office:value-type="float" office:value="1.91990656938112" calcext:value-type="float">
            <text:p>1.92</text:p>
          </table:table-cell>
          <table:table-cell table:style-name="ce5" table:formula="of:=LOG([.C6]/[.D6];2)" office:value-type="float" office:value="1.94902513596976" calcext:value-type="float">
            <text:p>1.95</text:p>
          </table:table-cell>
          <table:table-cell table:style-name="ce5" table:formula="of:=LOG([.D6]/[.E6];2)" office:value-type="float" office:value="2.05889368905357" calcext:value-type="float">
            <text:p>2.06</text:p>
          </table:table-cell>
          <table:table-cell table:style-name="ce5" table:formula="of:=LOG([.E6]/[.F6];2)" office:value-type="float" office:value="2.11105651252221" calcext:value-type="float">
            <text:p>2.11</text:p>
          </table:table-cell>
          <table:table-cell table:style-name="ce5" table:formula="of:=LOG([.F6]/[.G6];2)" office:value-type="float" office:value="2.5720473405468" calcext:value-type="float">
            <text:p>2.57</text:p>
          </table:table-cell>
          <table:table-cell table:style-name="ce5" table:formula="of:=LOG([.G6]/[.H6];2)" office:value-type="float" office:value="2.66552980458173" calcext:value-type="float">
            <text:p>2.67</text:p>
          </table:table-cell>
          <table:table-cell table:style-name="ce5" table:formula="of:=LOG([.H6]/[.I6];2)" office:value-type="float" office:value="3.09441064137305" calcext:value-type="float">
            <text:p>3.09</text:p>
          </table:table-cell>
          <table:table-cell table:style-name="ce5" table:formula="of:=LOG([.I6]/[.J6];2)" office:value-type="float" office:value="2.95311871132156" calcext:value-type="float">
            <text:p>2.95</text:p>
          </table:table-cell>
          <table:table-cell table:number-columns-repeated="12"/>
        </table:table-row>
        <table:table-row table:style-name="ro1">
          <table:table-cell/>
          <table:table-cell table:formula="of:=LOG([.A7]/[.B7];2)" office:value-type="float" office:value="2.04196477156424" calcext:value-type="float">
            <text:p>2.04</text:p>
          </table:table-cell>
          <table:table-cell table:formula="of:=LOG([.B7]/[.C7];2)" office:value-type="float" office:value="1.93463307120875" calcext:value-type="float">
            <text:p>1.93</text:p>
          </table:table-cell>
          <table:table-cell table:style-name="ce5" table:formula="of:=LOG([.C7]/[.D7];2)" office:value-type="float" office:value="2.0082501053173" calcext:value-type="float">
            <text:p>2.01</text:p>
          </table:table-cell>
          <table:table-cell table:style-name="ce5" table:formula="of:=LOG([.D7]/[.E7];2)" office:value-type="float" office:value="2.06339508128851" calcext:value-type="float">
            <text:p>2.06</text:p>
          </table:table-cell>
          <table:table-cell table:style-name="ce5" table:formula="of:=LOG([.E7]/[.F7];2)" office:value-type="float" office:value="2.08983427235862" calcext:value-type="float">
            <text:p>2.09</text:p>
          </table:table-cell>
          <table:table-cell table:style-name="ce5" table:formula="of:=LOG([.F7]/[.G7];2)" office:value-type="float" office:value="2.16825754259706" calcext:value-type="float">
            <text:p>2.17</text:p>
          </table:table-cell>
          <table:table-cell table:style-name="ce5" table:formula="of:=LOG([.G7]/[.H7];2)" office:value-type="float" office:value="2.388328255076" calcext:value-type="float">
            <text:p>2.39</text:p>
          </table:table-cell>
          <table:table-cell table:style-name="ce5" table:formula="of:=LOG([.H7]/[.I7];2)" office:value-type="float" office:value="2.72622778246355" calcext:value-type="float">
            <text:p>2.73</text:p>
          </table:table-cell>
          <table:table-cell table:style-name="ce5" table:formula="of:=LOG([.I7]/[.J7];2)" office:value-type="float" office:value="2.82302819306462" calcext:value-type="float">
            <text:p>2.82</text:p>
          </table:table-cell>
          <table:table-cell table:number-columns-repeated="12"/>
        </table:table-row>
        <table:table-row table:style-name="ro1">
          <table:table-cell/>
          <table:table-cell table:formula="of:=LOG([.A8]/[.B8];2)" office:value-type="float" office:value="1.98351597271108" calcext:value-type="float">
            <text:p>1.98</text:p>
          </table:table-cell>
          <table:table-cell table:formula="of:=LOG([.B8]/[.C8];2)" office:value-type="float" office:value="1.9453454836071" calcext:value-type="float">
            <text:p>1.95</text:p>
          </table:table-cell>
          <table:table-cell table:style-name="ce5" table:formula="of:=LOG([.C8]/[.D8];2)" office:value-type="float" office:value="1.9773085123818" calcext:value-type="float">
            <text:p>1.98</text:p>
          </table:table-cell>
          <table:table-cell table:style-name="ce5" table:formula="of:=LOG([.D8]/[.E8];2)" office:value-type="float" office:value="1.98032251522353" calcext:value-type="float">
            <text:p>1.98</text:p>
          </table:table-cell>
          <table:table-cell table:style-name="ce5" table:formula="of:=LOG([.E8]/[.F8];2)" office:value-type="float" office:value="1.9743601788419" calcext:value-type="float">
            <text:p>1.97</text:p>
          </table:table-cell>
          <table:table-cell table:style-name="ce5" table:formula="of:=LOG([.F8]/[.G8];2)" office:value-type="float" office:value="2.16992500144231" calcext:value-type="float">
            <text:p>2.17</text:p>
          </table:table-cell>
          <table:table-cell table:style-name="ce5" table:formula="of:=LOG([.G8]/[.H8];2)" office:value-type="float" office:value="2.18648246123483" calcext:value-type="float">
            <text:p>2.19</text:p>
          </table:table-cell>
          <table:table-cell table:style-name="ce5" table:formula="of:=LOG([.H8]/[.I8];2)" office:value-type="float" office:value="2.33514546912888" calcext:value-type="float">
            <text:p>2.34</text:p>
          </table:table-cell>
          <table:table-cell table:style-name="ce5" table:formula="of:=LOG([.I8]/[.J8];2)" office:value-type="float" office:value="2.96588351304852" calcext:value-type="float">
            <text:p>2.97</text:p>
          </table:table-cell>
          <table:table-cell table:number-columns-repeated="12"/>
        </table:table-row>
        <table:table-row table:style-name="ro1">
          <table:table-cell/>
          <table:table-cell table:formula="of:=LOG([.A9]/[.B9];2)" office:value-type="float" office:value="2.02709837310035" calcext:value-type="float">
            <text:p>2.03</text:p>
          </table:table-cell>
          <table:table-cell table:formula="of:=LOG([.B9]/[.C9];2)" office:value-type="float" office:value="1.9679387907677" calcext:value-type="float">
            <text:p>1.97</text:p>
          </table:table-cell>
          <table:table-cell table:style-name="ce5" table:formula="of:=LOG([.C9]/[.D9];2)" office:value-type="float" office:value="2.00317424779514" calcext:value-type="float">
            <text:p>2.00</text:p>
          </table:table-cell>
          <table:table-cell table:style-name="ce5" table:formula="of:=LOG([.D9]/[.E9];2)" office:value-type="float" office:value="2.00700802678519" calcext:value-type="float">
            <text:p>2.01</text:p>
          </table:table-cell>
          <table:table-cell table:style-name="ce5" table:formula="of:=LOG([.E9]/[.F9];2)" office:value-type="float" office:value="2.09107569541319" calcext:value-type="float">
            <text:p>2.09</text:p>
          </table:table-cell>
          <table:table-cell table:style-name="ce5" table:formula="of:=LOG([.F9]/[.G9];2)" office:value-type="float" office:value="2.12439344142367" calcext:value-type="float">
            <text:p>2.12</text:p>
          </table:table-cell>
          <table:table-cell table:style-name="ce5" table:formula="of:=LOG([.G9]/[.H9];2)" office:value-type="float" office:value="2.08704765160428" calcext:value-type="float">
            <text:p>2.09</text:p>
          </table:table-cell>
          <table:table-cell table:style-name="ce5" table:formula="of:=LOG([.H9]/[.I9];2)" office:value-type="float" office:value="2.090275863158" calcext:value-type="float">
            <text:p>2.09</text:p>
          </table:table-cell>
          <table:table-cell table:style-name="ce5" table:formula="of:=LOG([.I9]/[.J9];2)" office:value-type="float" office:value="2.42455657735884" calcext:value-type="float">
            <text:p>2.42</text:p>
          </table:table-cell>
          <table:table-cell table:number-columns-repeated="12"/>
        </table:table-row>
        <table:table-row table:style-name="ro1" table:number-rows-repeated="5">
          <table:table-cell/>
          <table:table-cell table:style-name="Default" table:number-columns-repeated="9"/>
          <table:table-cell table:number-columns-repeated="12"/>
        </table:table-row>
        <table:table-row table:style-name="ro4">
          <table:table-cell table:style-name="ce3" office:value-type="string" calcext:value-type="string">
            <text:p>lbd = 1.5 alp = 0 omg = 1j*0.1 u0 = 4 T = 0.5</text:p>
          </table:table-cell>
          <table:table-cell table:style-name="Default" table:number-columns-repeated="9"/>
          <table:table-cell table:number-columns-repeated="12"/>
        </table:table-row>
      </table:table>
      <table:table table:name="d=2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8" table:default-cell-style-name="ce4"/>
        <table:table-row table:style-name="ro1">
          <table:table-cell table:style-name="ce4" office:value-type="float" office:value="0.02362" calcext:value-type="float">
            <text:p>2.36E-02</text:p>
          </table:table-cell>
          <table:table-cell table:style-name="ce4" office:value-type="float" office:value="0.004186" calcext:value-type="float">
            <text:p>4.19E-03</text:p>
          </table:table-cell>
          <table:table-cell office:value-type="float" office:value="0.0007253" calcext:value-type="float">
            <text:p>7.25E-04</text:p>
          </table:table-cell>
          <table:table-cell office:value-type="float" office:value="0.0001093" calcext:value-type="float">
            <text:p>1.09E-04</text:p>
          </table:table-cell>
          <table:table-cell office:value-type="float" office:value="0.00001487" calcext:value-type="float">
            <text:p>1.49E-05</text:p>
          </table:table-cell>
          <table:table-cell office:value-type="float" office:value="0.000001933" calcext:value-type="float">
            <text:p>1.93E-06</text:p>
          </table:table-cell>
          <table:table-cell office:value-type="float" office:value="0.0000002463" calcext:value-type="float">
            <text:p>2.46E-07</text:p>
          </table:table-cell>
          <table:table-cell office:value-type="float" office:value="0.00000003107" calcext:value-type="float">
            <text:p>3.11E-08</text:p>
          </table:table-cell>
          <table:table-cell office:value-type="float" office:value="0.000000003902" calcext:value-type="float">
            <text:p>3.90E-09</text:p>
          </table:table-cell>
          <table:table-cell office:value-type="float" office:value="0.0000000004889" calcext:value-type="float">
            <text:p>4.89E-10</text:p>
          </table:table-cell>
        </table:table-row>
        <table:table-row table:style-name="ro1">
          <table:table-cell table:style-name="ce4" office:value-type="float" office:value="0.1313" calcext:value-type="float">
            <text:p>1.31E-01</text:p>
          </table:table-cell>
          <table:table-cell table:style-name="ce4" office:value-type="float" office:value="0.02588" calcext:value-type="float">
            <text:p>2.59E-02</text:p>
          </table:table-cell>
          <table:table-cell office:value-type="float" office:value="0.004684" calcext:value-type="float">
            <text:p>4.68E-03</text:p>
          </table:table-cell>
          <table:table-cell office:value-type="float" office:value="0.0007582" calcext:value-type="float">
            <text:p>7.58E-04</text:p>
          </table:table-cell>
          <table:table-cell office:value-type="float" office:value="0.0001042" calcext:value-type="float">
            <text:p>1.04E-04</text:p>
          </table:table-cell>
          <table:table-cell office:value-type="float" office:value="0.00001356" calcext:value-type="float">
            <text:p>1.36E-05</text:p>
          </table:table-cell>
          <table:table-cell office:value-type="float" office:value="0.000001727" calcext:value-type="float">
            <text:p>1.73E-06</text:p>
          </table:table-cell>
          <table:table-cell office:value-type="float" office:value="0.0000002178" calcext:value-type="float">
            <text:p>2.18E-07</text:p>
          </table:table-cell>
          <table:table-cell office:value-type="float" office:value="0.00000002735" calcext:value-type="float">
            <text:p>2.74E-08</text:p>
          </table:table-cell>
          <table:table-cell office:value-type="float" office:value="0.000000003432" calcext:value-type="float">
            <text:p>3.43E-09</text:p>
          </table:table-cell>
        </table:table-row>
        <table:table-row table:style-name="ro1">
          <table:table-cell table:style-name="ce6" office:value-type="float" office:value="0.37385" calcext:value-type="float">
            <text:p>3.74E-01</text:p>
          </table:table-cell>
          <table:table-cell table:style-name="ce4" office:value-type="float" office:value="0.08538" calcext:value-type="float">
            <text:p>8.54E-02</text:p>
          </table:table-cell>
          <table:table-cell office:value-type="float" office:value="0.01857" calcext:value-type="float">
            <text:p>1.86E-02</text:p>
          </table:table-cell>
          <table:table-cell office:value-type="float" office:value="0.003337" calcext:value-type="float">
            <text:p>3.34E-03</text:p>
          </table:table-cell>
          <table:table-cell office:value-type="float" office:value="0.0004795" calcext:value-type="float">
            <text:p>4.80E-04</text:p>
          </table:table-cell>
          <table:table-cell office:value-type="float" office:value="0.00006373" calcext:value-type="float">
            <text:p>6.37E-05</text:p>
          </table:table-cell>
          <table:table-cell office:value-type="float" office:value="0.000008195" calcext:value-type="float">
            <text:p>8.20E-06</text:p>
          </table:table-cell>
          <table:table-cell office:value-type="float" office:value="0.000001038" calcext:value-type="float">
            <text:p>1.04E-06</text:p>
          </table:table-cell>
          <table:table-cell office:value-type="float" office:value="0.0000001307" calcext:value-type="float">
            <text:p>1.31E-07</text:p>
          </table:table-cell>
          <table:table-cell office:value-type="float" office:value="0.00000001639" calcext:value-type="float">
            <text:p>1.64E-08</text:p>
          </table:table-cell>
        </table:table-row>
        <table:table-row table:style-name="ro1">
          <table:table-cell table:style-name="ce6" office:value-type="float" office:value="1.2311" calcext:value-type="float">
            <text:p>1.23E+00</text:p>
          </table:table-cell>
          <table:table-cell table:style-name="ce6" office:value-type="float" office:value="0.3071" calcext:value-type="float">
            <text:p>3.07E-01</text:p>
          </table:table-cell>
          <table:table-cell office:value-type="float" office:value="0.0745" calcext:value-type="float">
            <text:p>7.45E-02</text:p>
          </table:table-cell>
          <table:table-cell office:value-type="float" office:value="0.01543" calcext:value-type="float">
            <text:p>1.54E-02</text:p>
          </table:table-cell>
          <table:table-cell office:value-type="float" office:value="0.002637" calcext:value-type="float">
            <text:p>2.64E-03</text:p>
          </table:table-cell>
          <table:table-cell office:value-type="float" office:value="0.0003932" calcext:value-type="float">
            <text:p>3.93E-04</text:p>
          </table:table-cell>
          <table:table-cell office:value-type="float" office:value="0.00005243" calcext:value-type="float">
            <text:p>5.24E-05</text:p>
          </table:table-cell>
          <table:table-cell office:value-type="float" office:value="0.000006735" calcext:value-type="float">
            <text:p>6.74E-06</text:p>
          </table:table-cell>
          <table:table-cell office:value-type="float" office:value="0.0000008523" calcext:value-type="float">
            <text:p>8.52E-07</text:p>
          </table:table-cell>
          <table:table-cell office:value-type="float" office:value="0.0000001072" calcext:value-type="float">
            <text:p>1.07E-07</text:p>
          </table:table-cell>
        </table:table-row>
        <table:table-row table:style-name="ro1">
          <table:table-cell table:style-name="ce6" office:value-type="float" office:value="2.142" calcext:value-type="float">
            <text:p>2.14E+00</text:p>
          </table:table-cell>
          <table:table-cell table:style-name="ce6" office:value-type="float" office:value="0.5213" calcext:value-type="float">
            <text:p>5.21E-01</text:p>
          </table:table-cell>
          <table:table-cell office:value-type="float" office:value="0.1386" calcext:value-type="float">
            <text:p>1.39E-01</text:p>
          </table:table-cell>
          <table:table-cell office:value-type="float" office:value="0.03508" calcext:value-type="float">
            <text:p>3.51E-02</text:p>
          </table:table-cell>
          <table:table-cell office:value-type="float" office:value="0.008629" calcext:value-type="float">
            <text:p>8.63E-03</text:p>
          </table:table-cell>
          <table:table-cell office:value-type="float" office:value="0.001466" calcext:value-type="float">
            <text:p>1.47E-03</text:p>
          </table:table-cell>
          <table:table-cell office:value-type="float" office:value="0.0002154" calcext:value-type="float">
            <text:p>2.15E-04</text:p>
          </table:table-cell>
          <table:table-cell office:value-type="float" office:value="0.0000312" calcext:value-type="float">
            <text:p>3.12E-05</text:p>
          </table:table-cell>
          <table:table-cell office:value-type="float" office:value="0.000004116" calcext:value-type="float">
            <text:p>4.12E-06</text:p>
          </table:table-cell>
          <table:table-cell office:value-type="float" office:value="0.000000526" calcext:value-type="float">
            <text:p>5.26E-07</text:p>
          </table:table-cell>
        </table:table-row>
        <table:table-row table:style-name="ro1">
          <table:table-cell table:style-name="ce6" office:value-type="float" office:value="1.4466" calcext:value-type="float">
            <text:p>1.45E+00</text:p>
          </table:table-cell>
          <table:table-cell table:style-name="ce6" office:value-type="float" office:value="0.34891" calcext:value-type="float">
            <text:p>3.49E-01</text:p>
          </table:table-cell>
          <table:table-cell office:value-type="float" office:value="0.08437" calcext:value-type="float">
            <text:p>8.44E-02</text:p>
          </table:table-cell>
          <table:table-cell office:value-type="float" office:value="0.02018" calcext:value-type="float">
            <text:p>2.02E-02</text:p>
          </table:table-cell>
          <table:table-cell office:value-type="float" office:value="0.004886" calcext:value-type="float">
            <text:p>4.89E-03</text:p>
          </table:table-cell>
          <table:table-cell office:value-type="float" office:value="0.0012162" calcext:value-type="float">
            <text:p>1.22E-03</text:p>
          </table:table-cell>
          <table:table-cell office:value-type="float" office:value="0.00022929" calcext:value-type="float">
            <text:p>2.29E-04</text:p>
          </table:table-cell>
          <table:table-cell office:value-type="float" office:value="0.000038734" calcext:value-type="float">
            <text:p>3.87E-05</text:p>
          </table:table-cell>
          <table:table-cell office:value-type="float" office:value="0.000005448" calcext:value-type="float">
            <text:p>5.45E-06</text:p>
          </table:table-cell>
          <table:table-cell office:value-type="float" office:value="0.000000687" calcext:value-type="float">
            <text:p>6.87E-07</text:p>
          </table:table-cell>
        </table:table-row>
        <table:table-row table:style-name="ro1">
          <table:table-cell table:style-name="ce6" office:value-type="float" office:value="0.9871" calcext:value-type="float">
            <text:p>9.87E-01</text:p>
          </table:table-cell>
          <table:table-cell table:style-name="ce6" office:value-type="float" office:value="0.2441" calcext:value-type="float">
            <text:p>2.44E-01</text:p>
          </table:table-cell>
          <table:table-cell office:value-type="float" office:value="0.06061" calcext:value-type="float">
            <text:p>6.06E-02</text:p>
          </table:table-cell>
          <table:table-cell office:value-type="float" office:value="0.01456" calcext:value-type="float">
            <text:p>1.46E-02</text:p>
          </table:table-cell>
          <table:table-cell office:value-type="float" office:value="0.003491" calcext:value-type="float">
            <text:p>3.49E-03</text:p>
          </table:table-cell>
          <table:table-cell office:value-type="float" office:value="0.000857" calcext:value-type="float">
            <text:p>8.57E-04</text:p>
          </table:table-cell>
          <table:table-cell office:value-type="float" office:value="0.0001835" calcext:value-type="float">
            <text:p>1.84E-04</text:p>
          </table:table-cell>
          <table:table-cell office:value-type="float" office:value="0.00003343" calcext:value-type="float">
            <text:p>3.34E-05</text:p>
          </table:table-cell>
          <table:table-cell office:value-type="float" office:value="0.000005707" calcext:value-type="float">
            <text:p>5.71E-06</text:p>
          </table:table-cell>
          <table:table-cell office:value-type="float" office:value="0.000000721" calcext:value-type="float">
            <text:p>7.21E-07</text:p>
          </table:table-cell>
        </table:table-row>
        <table:table-row table:style-name="ro1">
          <table:table-cell table:style-name="ce6" office:value-type="float" office:value="0.9965" calcext:value-type="float">
            <text:p>9.97E-01</text:p>
          </table:table-cell>
          <table:table-cell table:style-name="ce6" office:value-type="float" office:value="0.2589" calcext:value-type="float">
            <text:p>2.59E-01</text:p>
          </table:table-cell>
          <table:table-cell office:value-type="float" office:value="0.06222" calcext:value-type="float">
            <text:p>6.22E-02</text:p>
          </table:table-cell>
          <table:table-cell office:value-type="float" office:value="0.01515" calcext:value-type="float">
            <text:p>1.52E-02</text:p>
          </table:table-cell>
          <table:table-cell office:value-type="float" office:value="0.003761" calcext:value-type="float">
            <text:p>3.76E-03</text:p>
          </table:table-cell>
          <table:table-cell office:value-type="float" office:value="0.0009303" calcext:value-type="float">
            <text:p>9.30E-04</text:p>
          </table:table-cell>
          <table:table-cell office:value-type="float" office:value="0.0002007" calcext:value-type="float">
            <text:p>2.01E-04</text:p>
          </table:table-cell>
          <table:table-cell office:value-type="float" office:value="0.00003789" calcext:value-type="float">
            <text:p>3.79E-05</text:p>
          </table:table-cell>
          <table:table-cell office:value-type="float" office:value="0.000006393" calcext:value-type="float">
            <text:p>6.39E-06</text:p>
          </table:table-cell>
          <table:table-cell office:value-type="float" office:value="0.000000805" calcext:value-type="float">
            <text:p>8.05E-07</text:p>
          </table:table-cell>
        </table:table-row>
        <table:table-row table:style-name="ro1">
          <table:table-cell table:style-name="ce6" office:value-type="float" office:value="0.9774" calcext:value-type="float">
            <text:p>9.77E-01</text:p>
          </table:table-cell>
          <table:table-cell table:style-name="ce6" office:value-type="float" office:value="0.2491" calcext:value-type="float">
            <text:p>2.49E-01</text:p>
          </table:table-cell>
          <table:table-cell office:value-type="float" office:value="0.06425" calcext:value-type="float">
            <text:p>6.43E-02</text:p>
          </table:table-cell>
          <table:table-cell office:value-type="float" office:value="0.01529" calcext:value-type="float">
            <text:p>1.53E-02</text:p>
          </table:table-cell>
          <table:table-cell office:value-type="float" office:value="0.003828" calcext:value-type="float">
            <text:p>3.83E-03</text:p>
          </table:table-cell>
          <table:table-cell office:value-type="float" office:value="0.0009337" calcext:value-type="float">
            <text:p>9.34E-04</text:p>
          </table:table-cell>
          <table:table-cell office:value-type="float" office:value="0.0002172" calcext:value-type="float">
            <text:p>2.17E-04</text:p>
          </table:table-cell>
          <table:table-cell office:value-type="float" office:value="0.00003618" calcext:value-type="float">
            <text:p>3.62E-05</text:p>
          </table:table-cell>
          <table:table-cell office:value-type="float" office:value="0.000006815" calcext:value-type="float">
            <text:p>6.82E-06</text:p>
          </table:table-cell>
          <table:table-cell office:value-type="float" office:value="0.000000872" calcext:value-type="float">
            <text:p>8.72E-07</text:p>
          </table:table-cell>
        </table:table-row>
        <table:table-row table:style-name="ro1" table:number-rows-repeated="3">
          <table:table-cell/>
          <table:table-cell table:style-name="Default" table:number-columns-repeated="9"/>
        </table:table-row>
        <table:table-row table:style-name="ro1">
          <table:table-cell/>
          <table:table-cell table:formula="of:=LOG([.A1]/[.B1];2)" office:value-type="float" office:value="2.49636474802881" calcext:value-type="float">
            <text:p>2.50</text:p>
          </table:table-cell>
          <table:table-cell table:style-name="ce5" table:formula="of:=LOG([.B1]/[.C1];2)" office:value-type="float" office:value="2.52892255757359" calcext:value-type="float">
            <text:p>2.53</text:p>
          </table:table-cell>
          <table:table-cell table:style-name="ce5" table:formula="of:=LOG([.C1]/[.D1];2)" office:value-type="float" office:value="2.73028444789758" calcext:value-type="float">
            <text:p>2.73</text:p>
          </table:table-cell>
          <table:table-cell table:style-name="ce5" table:formula="of:=LOG([.D1]/[.E1];2)" office:value-type="float" office:value="2.87781684850685" calcext:value-type="float">
            <text:p>2.88</text:p>
          </table:table-cell>
          <table:table-cell table:style-name="ce5" table:formula="of:=LOG([.E1]/[.F1];2)" office:value-type="float" office:value="2.94349110472854" calcext:value-type="float">
            <text:p>2.94</text:p>
          </table:table-cell>
          <table:table-cell table:style-name="ce5" table:formula="of:=LOG([.F1]/[.G1];2)" office:value-type="float" office:value="2.97235310459964" calcext:value-type="float">
            <text:p>2.97</text:p>
          </table:table-cell>
          <table:table-cell table:style-name="ce5" table:formula="of:=LOG([.G1]/[.H1];2)" office:value-type="float" office:value="2.98682248126448" calcext:value-type="float">
            <text:p>2.99</text:p>
          </table:table-cell>
          <table:table-cell table:style-name="ce5" table:formula="of:=LOG([.H1]/[.I1];2)" office:value-type="float" office:value="2.99323655840018" calcext:value-type="float">
            <text:p>2.99</text:p>
          </table:table-cell>
          <table:table-cell table:style-name="ce5" table:formula="of:=LOG([.I1]/[.J1];2)" office:value-type="float" office:value="2.99660246748825" calcext:value-type="float">
            <text:p>3.00</text:p>
          </table:table-cell>
        </table:table-row>
        <table:table-row table:style-name="ro1">
          <table:table-cell/>
          <table:table-cell table:formula="of:=LOG([.A2]/[.B2];2)" office:value-type="float" office:value="2.34295739378774" calcext:value-type="float">
            <text:p>2.34</text:p>
          </table:table-cell>
          <table:table-cell table:style-name="ce5" table:formula="of:=LOG([.B2]/[.C2];2)" office:value-type="float" office:value="2.46602463637865" calcext:value-type="float">
            <text:p>2.47</text:p>
          </table:table-cell>
          <table:table-cell table:style-name="ce5" table:formula="of:=LOG([.C2]/[.D2];2)" office:value-type="float" office:value="2.62709071421793" calcext:value-type="float">
            <text:p>2.63</text:p>
          </table:table-cell>
          <table:table-cell table:style-name="ce5" table:formula="of:=LOG([.D2]/[.E2];2)" office:value-type="float" office:value="2.86322317889214" calcext:value-type="float">
            <text:p>2.86</text:p>
          </table:table-cell>
          <table:table-cell table:style-name="ce5" table:formula="of:=LOG([.E2]/[.F2];2)" office:value-type="float" office:value="2.94192619402953" calcext:value-type="float">
            <text:p>2.94</text:p>
          </table:table-cell>
          <table:table-cell table:style-name="ce5" table:formula="of:=LOG([.F2]/[.G2];2)" office:value-type="float" office:value="2.97301719049478" calcext:value-type="float">
            <text:p>2.97</text:p>
          </table:table-cell>
          <table:table-cell table:style-name="ce5" table:formula="of:=LOG([.G2]/[.H2];2)" office:value-type="float" office:value="2.98719222369938" calcext:value-type="float">
            <text:p>2.99</text:p>
          </table:table-cell>
          <table:table-cell table:style-name="ce5" table:formula="of:=LOG([.H2]/[.I2];2)" office:value-type="float" office:value="2.99339121592435" calcext:value-type="float">
            <text:p>2.99</text:p>
          </table:table-cell>
          <table:table-cell table:style-name="ce5" table:formula="of:=LOG([.I2]/[.J2];2)" office:value-type="float" office:value="2.99441937506774" calcext:value-type="float">
            <text:p>2.99</text:p>
          </table:table-cell>
        </table:table-row>
        <table:table-row table:style-name="ro1">
          <table:table-cell/>
          <table:table-cell table:formula="of:=LOG([.A3]/[.B3];2)" office:value-type="float" office:value="2.13048946534436" calcext:value-type="float">
            <text:p>2.13</text:p>
          </table:table-cell>
          <table:table-cell table:style-name="ce5" table:formula="of:=LOG([.B3]/[.C3];2)" office:value-type="float" office:value="2.20092434731222" calcext:value-type="float">
            <text:p>2.20</text:p>
          </table:table-cell>
          <table:table-cell table:style-name="ce5" table:formula="of:=LOG([.C3]/[.D3];2)" office:value-type="float" office:value="2.47635022364046" calcext:value-type="float">
            <text:p>2.48</text:p>
          </table:table-cell>
          <table:table-cell table:style-name="ce5" table:formula="of:=LOG([.D3]/[.E3];2)" office:value-type="float" office:value="2.79894896616419" calcext:value-type="float">
            <text:p>2.80</text:p>
          </table:table-cell>
          <table:table-cell table:style-name="ce5" table:formula="of:=LOG([.E3]/[.F3];2)" office:value-type="float" office:value="2.91148624938071" calcext:value-type="float">
            <text:p>2.91</text:p>
          </table:table-cell>
          <table:table-cell table:style-name="ce5" table:formula="of:=LOG([.F3]/[.G3];2)" office:value-type="float" office:value="2.95915680631268" calcext:value-type="float">
            <text:p>2.96</text:p>
          </table:table-cell>
          <table:table-cell table:style-name="ce5" table:formula="of:=LOG([.G3]/[.H3];2)" office:value-type="float" office:value="2.98093750562894" calcext:value-type="float">
            <text:p>2.98</text:p>
          </table:table-cell>
          <table:table-cell table:style-name="ce5" table:formula="of:=LOG([.H3]/[.I3];2)" office:value-type="float" office:value="2.98947539744981" calcext:value-type="float">
            <text:p>2.99</text:p>
          </table:table-cell>
          <table:table-cell table:style-name="ce5" table:formula="of:=LOG([.I3]/[.J3];2)" office:value-type="float" office:value="2.99537138158334" calcext:value-type="float">
            <text:p>3.00</text:p>
          </table:table-cell>
        </table:table-row>
        <table:table-row table:style-name="ro1">
          <table:table-cell/>
          <table:table-cell table:formula="of:=LOG([.A4]/[.B4];2)" office:value-type="float" office:value="2.0031675366336" calcext:value-type="float">
            <text:p>2.00</text:p>
          </table:table-cell>
          <table:table-cell table:style-name="ce5" table:formula="of:=LOG([.B4]/[.C4];2)" office:value-type="float" office:value="2.04339618162635" calcext:value-type="float">
            <text:p>2.04</text:p>
          </table:table-cell>
          <table:table-cell table:style-name="ce5" table:formula="of:=LOG([.C4]/[.D4];2)" office:value-type="float" office:value="2.27150236366615" calcext:value-type="float">
            <text:p>2.27</text:p>
          </table:table-cell>
          <table:table-cell table:style-name="ce5" table:formula="of:=LOG([.D4]/[.E4];2)" office:value-type="float" office:value="2.54876858559354" calcext:value-type="float">
            <text:p>2.55</text:p>
          </table:table-cell>
          <table:table-cell table:style-name="ce5" table:formula="of:=LOG([.E4]/[.F4];2)" office:value-type="float" office:value="2.74556234441134" calcext:value-type="float">
            <text:p>2.75</text:p>
          </table:table-cell>
          <table:table-cell table:style-name="ce5" table:formula="of:=LOG([.F4]/[.G4];2)" office:value-type="float" office:value="2.90679887071159" calcext:value-type="float">
            <text:p>2.91</text:p>
          </table:table-cell>
          <table:table-cell table:style-name="ce5" table:formula="of:=LOG([.G4]/[.H4];2)" office:value-type="float" office:value="2.96064269505405" calcext:value-type="float">
            <text:p>2.96</text:p>
          </table:table-cell>
          <table:table-cell table:style-name="ce5" table:formula="of:=LOG([.H4]/[.I4];2)" office:value-type="float" office:value="2.98224470832633" calcext:value-type="float">
            <text:p>2.98</text:p>
          </table:table-cell>
          <table:table-cell table:style-name="ce5" table:formula="of:=LOG([.I4]/[.J4];2)" office:value-type="float" office:value="2.99105642645293" calcext:value-type="float">
            <text:p>2.99</text:p>
          </table:table-cell>
        </table:table-row>
        <table:table-row table:style-name="ro1">
          <table:table-cell/>
          <table:table-cell table:formula="of:=LOG([.A5]/[.B5];2)" office:value-type="float" office:value="2.03877271504161" calcext:value-type="float">
            <text:p>2.04</text:p>
          </table:table-cell>
          <table:table-cell table:style-name="ce5" table:formula="of:=LOG([.B5]/[.C5];2)" office:value-type="float" office:value="1.9111866024588" calcext:value-type="float">
            <text:p>1.91</text:p>
          </table:table-cell>
          <table:table-cell table:style-name="ce5" table:formula="of:=LOG([.C5]/[.D5];2)" office:value-type="float" office:value="1.98220660457984" calcext:value-type="float">
            <text:p>1.98</text:p>
          </table:table-cell>
          <table:table-cell table:style-name="ce5" table:formula="of:=LOG([.D5]/[.E5];2)" office:value-type="float" office:value="2.02338346503094" calcext:value-type="float">
            <text:p>2.02</text:p>
          </table:table-cell>
          <table:table-cell table:style-name="ce5" table:formula="of:=LOG([.E5]/[.F5];2)" office:value-type="float" office:value="2.55730827416734" calcext:value-type="float">
            <text:p>2.56</text:p>
          </table:table-cell>
          <table:table-cell table:style-name="ce5" table:formula="of:=LOG([.F5]/[.G5];2)" office:value-type="float" office:value="2.76679494847697" calcext:value-type="float">
            <text:p>2.77</text:p>
          </table:table-cell>
          <table:table-cell table:style-name="ce5" table:formula="of:=LOG([.G5]/[.H5];2)" office:value-type="float" office:value="2.78740031568196" calcext:value-type="float">
            <text:p>2.79</text:p>
          </table:table-cell>
          <table:table-cell table:style-name="ce5" table:formula="of:=LOG([.H5]/[.I5];2)" office:value-type="float" office:value="2.922231141743" calcext:value-type="float">
            <text:p>2.92</text:p>
          </table:table-cell>
          <table:table-cell table:style-name="ce5" table:formula="of:=LOG([.I5]/[.J5];2)" office:value-type="float" office:value="2.96810827760167" calcext:value-type="float">
            <text:p>2.97</text:p>
          </table:table-cell>
        </table:table-row>
        <table:table-row table:style-name="ro1">
          <table:table-cell/>
          <table:table-cell table:formula="of:=LOG([.A6]/[.B6];2)" office:value-type="float" office:value="2.051739204907" calcext:value-type="float">
            <text:p>2.05</text:p>
          </table:table-cell>
          <table:table-cell table:style-name="ce5" table:formula="of:=LOG([.B6]/[.C6];2)" office:value-type="float" office:value="2.04805294016382" calcext:value-type="float">
            <text:p>2.05</text:p>
          </table:table-cell>
          <table:table-cell table:style-name="ce5" table:formula="of:=LOG([.C6]/[.D6];2)" office:value-type="float" office:value="2.06380392703387" calcext:value-type="float">
            <text:p>2.06</text:p>
          </table:table-cell>
          <table:table-cell table:style-name="ce5" table:formula="of:=LOG([.D6]/[.E6];2)" office:value-type="float" office:value="2.04620040572646" calcext:value-type="float">
            <text:p>2.05</text:p>
          </table:table-cell>
          <table:table-cell table:style-name="ce5" table:formula="of:=LOG([.E6]/[.F6];2)" office:value-type="float" office:value="2.00627336896656" calcext:value-type="float">
            <text:p>2.01</text:p>
          </table:table-cell>
          <table:table-cell table:style-name="ce5" table:formula="of:=LOG([.F6]/[.G6];2)" office:value-type="float" office:value="2.4071351533382" calcext:value-type="float">
            <text:p>2.41</text:p>
          </table:table-cell>
          <table:table-cell table:style-name="ce5" table:formula="of:=LOG([.G6]/[.H6];2)" office:value-type="float" office:value="2.56550103714022" calcext:value-type="float">
            <text:p>2.57</text:p>
          </table:table-cell>
          <table:table-cell table:style-name="ce5" table:formula="of:=LOG([.H6]/[.I6];2)" office:value-type="float" office:value="2.82980188547228" calcext:value-type="float">
            <text:p>2.83</text:p>
          </table:table-cell>
          <table:table-cell table:style-name="ce5" table:formula="of:=LOG([.I6]/[.J6];2)" office:value-type="float" office:value="2.98734469919397" calcext:value-type="float">
            <text:p>2.99</text:p>
          </table:table-cell>
        </table:table-row>
        <table:table-row table:style-name="ro1">
          <table:table-cell/>
          <table:table-cell table:formula="of:=LOG([.A7]/[.B7];2)" office:value-type="float" office:value="2.01572395186868" calcext:value-type="float">
            <text:p>2.02</text:p>
          </table:table-cell>
          <table:table-cell table:style-name="ce5" table:formula="of:=LOG([.B7]/[.C7];2)" office:value-type="float" office:value="2.00984454746006" calcext:value-type="float">
            <text:p>2.01</text:p>
          </table:table-cell>
          <table:table-cell table:style-name="ce5" table:formula="of:=LOG([.C7]/[.D7];2)" office:value-type="float" office:value="2.05754548700976" calcext:value-type="float">
            <text:p>2.06</text:p>
          </table:table-cell>
          <table:table-cell table:style-name="ce5" table:formula="of:=LOG([.D7]/[.E7];2)" office:value-type="float" office:value="2.06029809353331" calcext:value-type="float">
            <text:p>2.06</text:p>
          </table:table-cell>
          <table:table-cell table:style-name="ce5" table:formula="of:=LOG([.E7]/[.F7];2)" office:value-type="float" office:value="2.02627324744025" calcext:value-type="float">
            <text:p>2.03</text:p>
          </table:table-cell>
          <table:table-cell table:style-name="ce5" table:formula="of:=LOG([.F7]/[.G7];2)" office:value-type="float" office:value="2.22351514126929" calcext:value-type="float">
            <text:p>2.22</text:p>
          </table:table-cell>
          <table:table-cell table:style-name="ce5" table:formula="of:=LOG([.G7]/[.H7];2)" office:value-type="float" office:value="2.45656480300053" calcext:value-type="float">
            <text:p>2.46</text:p>
          </table:table-cell>
          <table:table-cell table:style-name="ce5" table:formula="of:=LOG([.H7]/[.I7];2)" office:value-type="float" office:value="2.55033888682832" calcext:value-type="float">
            <text:p>2.55</text:p>
          </table:table-cell>
          <table:table-cell table:style-name="ce5" table:formula="of:=LOG([.I7]/[.J7];2)" office:value-type="float" office:value="2.98466139843563" calcext:value-type="float">
            <text:p>2.98</text:p>
          </table:table-cell>
        </table:table-row>
        <table:table-row table:style-name="ro1">
          <table:table-cell/>
          <table:table-cell table:formula="of:=LOG([.A8]/[.B8];2)" office:value-type="float" office:value="1.94447483982631" calcext:value-type="float">
            <text:p>1.94</text:p>
          </table:table-cell>
          <table:table-cell table:style-name="ce5" table:formula="of:=LOG([.B8]/[.C8];2)" office:value-type="float" office:value="2.05694466525309" calcext:value-type="float">
            <text:p>2.06</text:p>
          </table:table-cell>
          <table:table-cell table:style-name="ce5" table:formula="of:=LOG([.C8]/[.D8];2)" office:value-type="float" office:value="2.03806060117407" calcext:value-type="float">
            <text:p>2.04</text:p>
          </table:table-cell>
          <table:table-cell table:style-name="ce5" table:formula="of:=LOG([.D8]/[.E8];2)" office:value-type="float" office:value="2.01012958220737" calcext:value-type="float">
            <text:p>2.01</text:p>
          </table:table-cell>
          <table:table-cell table:style-name="ce5" table:formula="of:=LOG([.E8]/[.F8];2)" office:value-type="float" office:value="2.01534837459389" calcext:value-type="float">
            <text:p>2.02</text:p>
          </table:table-cell>
          <table:table-cell table:style-name="ce5" table:formula="of:=LOG([.F8]/[.G8];2)" office:value-type="float" office:value="2.21265540997116" calcext:value-type="float">
            <text:p>2.21</text:p>
          </table:table-cell>
          <table:table-cell table:style-name="ce5" table:formula="of:=LOG([.G8]/[.H8];2)" office:value-type="float" office:value="2.40515157174127" calcext:value-type="float">
            <text:p>2.41</text:p>
          </table:table-cell>
          <table:table-cell table:style-name="ce5" table:formula="of:=LOG([.H8]/[.I8];2)" office:value-type="float" office:value="2.56725214089221" calcext:value-type="float">
            <text:p>2.57</text:p>
          </table:table-cell>
          <table:table-cell table:style-name="ce5" table:formula="of:=LOG([.I8]/[.J8];2)" office:value-type="float" office:value="2.98943240550188" calcext:value-type="float">
            <text:p>2.99</text:p>
          </table:table-cell>
        </table:table-row>
        <table:table-row table:style-name="ro1">
          <table:table-cell/>
          <table:table-cell table:formula="of:=LOG([.A9]/[.B9];2)" office:value-type="float" office:value="1.97222408300584" calcext:value-type="float">
            <text:p>1.97</text:p>
          </table:table-cell>
          <table:table-cell table:style-name="ce5" table:formula="of:=LOG([.B9]/[.C9];2)" office:value-type="float" office:value="1.9549566621596" calcext:value-type="float">
            <text:p>1.95</text:p>
          </table:table-cell>
          <table:table-cell table:style-name="ce5" table:formula="of:=LOG([.C9]/[.D9];2)" office:value-type="float" office:value="2.0711080476078" calcext:value-type="float">
            <text:p>2.07</text:p>
          </table:table-cell>
          <table:table-cell table:style-name="ce5" table:formula="of:=LOG([.D9]/[.E9];2)" office:value-type="float" office:value="1.99792567176214" calcext:value-type="float">
            <text:p>2.00</text:p>
          </table:table-cell>
          <table:table-cell table:style-name="ce5" table:formula="of:=LOG([.E9]/[.F9];2)" office:value-type="float" office:value="2.03555984162435" calcext:value-type="float">
            <text:p>2.04</text:p>
          </table:table-cell>
          <table:table-cell table:style-name="ce5" table:formula="of:=LOG([.F9]/[.G9];2)" office:value-type="float" office:value="2.10393497994468" calcext:value-type="float">
            <text:p>2.10</text:p>
          </table:table-cell>
          <table:table-cell table:style-name="ce5" table:formula="of:=LOG([.G9]/[.H9];2)" office:value-type="float" office:value="2.58575979007048" calcext:value-type="float">
            <text:p>2.59</text:p>
          </table:table-cell>
          <table:table-cell table:style-name="ce5" table:formula="of:=LOG([.H9]/[.I9];2)" office:value-type="float" office:value="2.40840684581603" calcext:value-type="float">
            <text:p>2.41</text:p>
          </table:table-cell>
          <table:table-cell table:style-name="ce5" table:formula="of:=LOG([.I9]/[.J9];2)" office:value-type="float" office:value="2.96631361691565" calcext:value-type="float">
            <text:p>2.97</text:p>
          </table:table-cell>
        </table:table-row>
      </table:table>
      <table:table table:name="d=3" table:style-name="ta1">
        <table:table-column table:style-name="co1" table:default-cell-style-name="Default"/>
        <table:table-column table:style-name="co1" table:number-columns-repeated="9" table:default-cell-style-name="ce4"/>
        <table:table-column table:style-name="co1" table:number-columns-repeated="12" table:default-cell-style-name="Default"/>
        <table:table-row table:style-name="ro1">
          <table:table-cell table:style-name="ce4" office:value-type="float" office:value="0.007001" calcext:value-type="float">
            <text:p>7.00E-03</text:p>
          </table:table-cell>
          <table:table-cell office:value-type="float" office:value="0.001121" calcext:value-type="float">
            <text:p>1.12E-03</text:p>
          </table:table-cell>
          <table:table-cell office:value-type="float" office:value="0.0001566" calcext:value-type="float">
            <text:p>1.57E-04</text:p>
          </table:table-cell>
          <table:table-cell office:value-type="float" office:value="0.00002025" calcext:value-type="float">
            <text:p>2.03E-05</text:p>
          </table:table-cell>
          <table:table-cell office:value-type="float" office:value="0.000002563" calcext:value-type="float">
            <text:p>2.56E-06</text:p>
          </table:table-cell>
          <table:table-cell office:value-type="float" office:value="0.0000003219" calcext:value-type="float">
            <text:p>3.22E-07</text:p>
          </table:table-cell>
          <table:table-cell office:value-type="float" office:value="0.00000004031" calcext:value-type="float">
            <text:p>4.03E-08</text:p>
          </table:table-cell>
          <table:table-cell office:value-type="float" office:value="0.00000000502" calcext:value-type="float">
            <text:p>5.02E-09</text:p>
          </table:table-cell>
          <table:table-cell office:value-type="float" office:value="0.0000000006039" calcext:value-type="float">
            <text:p>6.04E-10</text:p>
          </table:table-cell>
          <table:table-cell office:value-type="float" office:value="0.00000000007179" calcext:value-type="float">
            <text:p>7.18E-11</text:p>
          </table:table-cell>
          <table:table-cell table:number-columns-repeated="11"/>
          <table:table-cell table:formula="of:=[.K1]/10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0.007693" calcext:value-type="float">
            <text:p>7.69E-03</text:p>
          </table:table-cell>
          <table:table-cell office:value-type="float" office:value="0.0014694" calcext:value-type="float">
            <text:p>1.47E-03</text:p>
          </table:table-cell>
          <table:table-cell office:value-type="float" office:value="0.0002403" calcext:value-type="float">
            <text:p>2.40E-04</text:p>
          </table:table-cell>
          <table:table-cell office:value-type="float" office:value="0.00003303" calcext:value-type="float">
            <text:p>3.30E-05</text:p>
          </table:table-cell>
          <table:table-cell office:value-type="float" office:value="0.000004731" calcext:value-type="float">
            <text:p>4.73E-06</text:p>
          </table:table-cell>
          <table:table-cell office:value-type="float" office:value="0.000000629" calcext:value-type="float">
            <text:p>6.29E-07</text:p>
          </table:table-cell>
          <table:table-cell office:value-type="float" office:value="0.00000008096" calcext:value-type="float">
            <text:p>8.10E-08</text:p>
          </table:table-cell>
          <table:table-cell office:value-type="float" office:value="0.00000001026" calcext:value-type="float">
            <text:p>1.03E-08</text:p>
          </table:table-cell>
          <table:table-cell office:value-type="float" office:value="0.000000001285" calcext:value-type="float">
            <text:p>1.29E-09</text:p>
          </table:table-cell>
          <table:table-cell office:value-type="float" office:value="0.0000000001547" calcext:value-type="float">
            <text:p>1.55E-10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4" office:value-type="float" office:value="0.03331" calcext:value-type="float">
            <text:p>3.33E-02</text:p>
          </table:table-cell>
          <table:table-cell office:value-type="float" office:value="0.00699" calcext:value-type="float">
            <text:p>6.99E-03</text:p>
          </table:table-cell>
          <table:table-cell office:value-type="float" office:value="0.00146" calcext:value-type="float">
            <text:p>1.46E-03</text:p>
          </table:table-cell>
          <table:table-cell office:value-type="float" office:value="0.0002375" calcext:value-type="float">
            <text:p>2.38E-04</text:p>
          </table:table-cell>
          <table:table-cell office:value-type="float" office:value="0.00003578" calcext:value-type="float">
            <text:p>3.58E-05</text:p>
          </table:table-cell>
          <table:table-cell office:value-type="float" office:value="0.000004843" calcext:value-type="float">
            <text:p>4.84E-06</text:p>
          </table:table-cell>
          <table:table-cell office:value-type="float" office:value="0.0000006278" calcext:value-type="float">
            <text:p>6.28E-07</text:p>
          </table:table-cell>
          <table:table-cell office:value-type="float" office:value="0.00000007986" calcext:value-type="float">
            <text:p>7.99E-08</text:p>
          </table:table-cell>
          <table:table-cell office:value-type="float" office:value="0.00000001007" calcext:value-type="float">
            <text:p>1.01E-08</text:p>
          </table:table-cell>
          <table:table-cell office:value-type="float" office:value="0.000000001271" calcext:value-type="float">
            <text:p>1.27E-09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4" office:value-type="float" office:value="0.0828" calcext:value-type="float">
            <text:p>8.28E-02</text:p>
          </table:table-cell>
          <table:table-cell office:value-type="float" office:value="0.018154" calcext:value-type="float">
            <text:p>1.82E-02</text:p>
          </table:table-cell>
          <table:table-cell office:value-type="float" office:value="0.003872" calcext:value-type="float">
            <text:p>3.87E-03</text:p>
          </table:table-cell>
          <table:table-cell office:value-type="float" office:value="0.0008541" calcext:value-type="float">
            <text:p>8.54E-04</text:p>
          </table:table-cell>
          <table:table-cell office:value-type="float" office:value="0.0001496" calcext:value-type="float">
            <text:p>1.50E-04</text:p>
          </table:table-cell>
          <table:table-cell office:value-type="float" office:value="0.00002371" calcext:value-type="float">
            <text:p>2.37E-05</text:p>
          </table:table-cell>
          <table:table-cell office:value-type="float" office:value="0.000003251" calcext:value-type="float">
            <text:p>3.25E-06</text:p>
          </table:table-cell>
          <table:table-cell office:value-type="float" office:value="0.0000004231" calcext:value-type="float">
            <text:p>4.23E-07</text:p>
          </table:table-cell>
          <table:table-cell office:value-type="float" office:value="0.00000005396" calcext:value-type="float">
            <text:p>5.40E-08</text:p>
          </table:table-cell>
          <table:table-cell office:value-type="float" office:value="0.000000006873" calcext:value-type="float">
            <text:p>6.87E-09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4" office:value-type="float" office:value="0.1336" calcext:value-type="float">
            <text:p>1.34E-01</text:p>
          </table:table-cell>
          <table:table-cell office:value-type="float" office:value="0.03308" calcext:value-type="float">
            <text:p>3.31E-02</text:p>
          </table:table-cell>
          <table:table-cell office:value-type="float" office:value="0.008127" calcext:value-type="float">
            <text:p>8.13E-03</text:p>
          </table:table-cell>
          <table:table-cell office:value-type="float" office:value="0.001695" calcext:value-type="float">
            <text:p>1.70E-03</text:p>
          </table:table-cell>
          <table:table-cell office:value-type="float" office:value="0.000368" calcext:value-type="float">
            <text:p>3.68E-04</text:p>
          </table:table-cell>
          <table:table-cell office:value-type="float" office:value="0.00006513" calcext:value-type="float">
            <text:p>6.51E-05</text:p>
          </table:table-cell>
          <table:table-cell office:value-type="float" office:value="0.00001141" calcext:value-type="float">
            <text:p>1.14E-05</text:p>
          </table:table-cell>
          <table:table-cell office:value-type="float" office:value="0.000001775" calcext:value-type="float">
            <text:p>1.78E-06</text:p>
          </table:table-cell>
          <table:table-cell office:value-type="float" office:value="0.0000002412" calcext:value-type="float">
            <text:p>2.41E-07</text:p>
          </table:table-cell>
          <table:table-cell office:value-type="float" office:value="0.00000003129" calcext:value-type="float">
            <text:p>3.13E-08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4" office:value-type="float" office:value="0.23526" calcext:value-type="float">
            <text:p>2.35E-01</text:p>
          </table:table-cell>
          <table:table-cell office:value-type="float" office:value="0.05655" calcext:value-type="float">
            <text:p>5.66E-02</text:p>
          </table:table-cell>
          <table:table-cell office:value-type="float" office:value="0.013282" calcext:value-type="float">
            <text:p>1.33E-02</text:p>
          </table:table-cell>
          <table:table-cell office:value-type="float" office:value="0.00303" calcext:value-type="float">
            <text:p>3.03E-03</text:p>
          </table:table-cell>
          <table:table-cell office:value-type="float" office:value="0.000681" calcext:value-type="float">
            <text:p>6.81E-04</text:p>
          </table:table-cell>
          <table:table-cell office:value-type="float" office:value="0.00014496" calcext:value-type="float">
            <text:p>1.45E-04</text:p>
          </table:table-cell>
          <table:table-cell office:value-type="float" office:value="0.00002813" calcext:value-type="float">
            <text:p>2.81E-05</text:p>
          </table:table-cell>
          <table:table-cell office:value-type="float" office:value="0.00000508" calcext:value-type="float">
            <text:p>5.08E-06</text:p>
          </table:table-cell>
          <table:table-cell office:value-type="float" office:value="0.0000008373" calcext:value-type="float">
            <text:p>8.37E-07</text:p>
          </table:table-cell>
          <table:table-cell office:value-type="float" office:value="0.000000115" calcext:value-type="float">
            <text:p>1.15E-07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4" office:value-type="float" office:value="0.2033" calcext:value-type="float">
            <text:p>2.03E-01</text:p>
          </table:table-cell>
          <table:table-cell office:value-type="float" office:value="0.04933" calcext:value-type="float">
            <text:p>4.93E-02</text:p>
          </table:table-cell>
          <table:table-cell office:value-type="float" office:value="0.012571" calcext:value-type="float">
            <text:p>1.26E-02</text:p>
          </table:table-cell>
          <table:table-cell office:value-type="float" office:value="0.003159" calcext:value-type="float">
            <text:p>3.16E-03</text:p>
          </table:table-cell>
          <table:table-cell office:value-type="float" office:value="0.0008047" calcext:value-type="float">
            <text:p>8.05E-04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0.00004249" calcext:value-type="float">
            <text:p>4.25E-05</text:p>
          </table:table-cell>
          <table:table-cell office:value-type="float" office:value="0.000007178" calcext:value-type="float">
            <text:p>7.18E-06</text:p>
          </table:table-cell>
          <table:table-cell office:value-type="float" office:value="0.0000012531" calcext:value-type="float">
            <text:p>1.25E-06</text:p>
          </table:table-cell>
          <table:table-cell office:value-type="float" office:value="0.0000001972" calcext:value-type="float">
            <text:p>1.97E-07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4" office:value-type="float" office:value="0.2025" calcext:value-type="float">
            <text:p>2.03E-01</text:p>
          </table:table-cell>
          <table:table-cell office:value-type="float" office:value="0.04953" calcext:value-type="float">
            <text:p>4.95E-02</text:p>
          </table:table-cell>
          <table:table-cell office:value-type="float" office:value="0.012639" calcext:value-type="float">
            <text:p>1.26E-02</text:p>
          </table:table-cell>
          <table:table-cell office:value-type="float" office:value="0.003191" calcext:value-type="float">
            <text:p>3.19E-03</text:p>
          </table:table-cell>
          <table:table-cell office:value-type="float" office:value="0.00078" calcext:value-type="float">
            <text:p>7.80E-04</text:p>
          </table:table-cell>
          <table:table-cell office:value-type="float" office:value="0.0001856" calcext:value-type="float">
            <text:p>1.86E-04</text:p>
          </table:table-cell>
          <table:table-cell office:value-type="float" office:value="0.0000484" calcext:value-type="float">
            <text:p>4.84E-05</text:p>
          </table:table-cell>
          <table:table-cell office:value-type="float" office:value="0.000011234" calcext:value-type="float">
            <text:p>1.12E-05</text:p>
          </table:table-cell>
          <table:table-cell office:value-type="float" office:value="0.000001838" calcext:value-type="float">
            <text:p>1.84E-06</text:p>
          </table:table-cell>
          <table:table-cell office:value-type="float" office:value="0.0000003215" calcext:value-type="float">
            <text:p>3.22E-07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4" office:value-type="float" office:value="0.2042" calcext:value-type="float">
            <text:p>2.04E-01</text:p>
          </table:table-cell>
          <table:table-cell office:value-type="float" office:value="0.04958" calcext:value-type="float">
            <text:p>4.96E-02</text:p>
          </table:table-cell>
          <table:table-cell office:value-type="float" office:value="0.011658" calcext:value-type="float">
            <text:p>1.17E-02</text:p>
          </table:table-cell>
          <table:table-cell office:value-type="float" office:value="0.002899" calcext:value-type="float">
            <text:p>2.90E-03</text:p>
          </table:table-cell>
          <table:table-cell office:value-type="float" office:value="0.0006837" calcext:value-type="float">
            <text:p>6.84E-04</text:p>
          </table:table-cell>
          <table:table-cell office:value-type="float" office:value="0.0001675" calcext:value-type="float">
            <text:p>1.68E-04</text:p>
          </table:table-cell>
          <table:table-cell office:value-type="float" office:value="0.00004133" calcext:value-type="float">
            <text:p>4.13E-05</text:p>
          </table:table-cell>
          <table:table-cell office:value-type="float" office:value="0.000010707" calcext:value-type="float">
            <text:p>1.07E-05</text:p>
          </table:table-cell>
          <table:table-cell office:value-type="float" office:value="0.000002482" calcext:value-type="float">
            <text:p>2.48E-06</text:p>
          </table:table-cell>
          <table:table-cell office:value-type="float" office:value="0.0000004499" calcext:value-type="float">
            <text:p>4.50E-07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1" table:number-columns-repeated="10"/>
          <table:table-cell table:number-columns-repeated="2"/>
          <table:table-cell table:style-name="ce6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2"/>
        </table:table-row>
        <table:table-row table:style-name="ro1">
          <table:table-cell/>
          <table:table-cell table:style-name="ce5" table:formula="of:=LOG([.A1]/[.B1];2)" office:value-type="float" office:value="2.64277472848584" calcext:value-type="float">
            <text:p>2.64</text:p>
          </table:table-cell>
          <table:table-cell table:style-name="ce5" table:formula="of:=LOG([.B1]/[.C1];2)" office:value-type="float" office:value="2.83963016040175" calcext:value-type="float">
            <text:p>2.84</text:p>
          </table:table-cell>
          <table:table-cell table:style-name="ce5" table:formula="of:=LOG([.C1]/[.D1];2)" office:value-type="float" office:value="2.95109039951905" calcext:value-type="float">
            <text:p>2.95</text:p>
          </table:table-cell>
          <table:table-cell table:style-name="ce5" table:formula="of:=LOG([.D1]/[.E1];2)" office:value-type="float" office:value="2.98201652425513" calcext:value-type="float">
            <text:p>2.98</text:p>
          </table:table-cell>
          <table:table-cell table:style-name="ce5" table:formula="of:=LOG([.E1]/[.F1];2)" office:value-type="float" office:value="2.99314899670126" calcext:value-type="float">
            <text:p>2.99</text:p>
          </table:table-cell>
          <table:table-cell table:style-name="ce5" table:formula="of:=LOG([.F1]/[.G1];2)" office:value-type="float" office:value="2.99740288851396" calcext:value-type="float">
            <text:p>3.00</text:p>
          </table:table-cell>
          <table:table-cell table:style-name="ce5" table:formula="of:=LOG([.G1]/[.H1];2)" office:value-type="float" office:value="3.00537851390031" calcext:value-type="float">
            <text:p>3.01</text:p>
          </table:table-cell>
          <table:table-cell table:style-name="ce5" table:formula="of:=LOG([.H1]/[.I1];2)" office:value-type="float" office:value="3.055305786083" calcext:value-type="float">
            <text:p>3.06</text:p>
          </table:table-cell>
          <table:table-cell table:style-name="ce5" table:formula="of:=LOG([.I1]/[.J1];2)" office:value-type="float" office:value="3.0724548702702" calcext:value-type="float">
            <text:p>3.07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LOG([.A2]/[.B2];2)" office:value-type="float" office:value="2.38831912860906" calcext:value-type="float">
            <text:p>2.39</text:p>
          </table:table-cell>
          <table:table-cell table:style-name="ce5" table:formula="of:=LOG([.B2]/[.C2];2)" office:value-type="float" office:value="2.61231862615527" calcext:value-type="float">
            <text:p>2.61</text:p>
          </table:table-cell>
          <table:table-cell table:style-name="ce5" table:formula="of:=LOG([.C2]/[.D2];2)" office:value-type="float" office:value="2.8629877737317" calcext:value-type="float">
            <text:p>2.86</text:p>
          </table:table-cell>
          <table:table-cell table:style-name="ce5" table:formula="of:=LOG([.D2]/[.E2];2)" office:value-type="float" office:value="2.80355990366122" calcext:value-type="float">
            <text:p>2.80</text:p>
          </table:table-cell>
          <table:table-cell table:style-name="ce5" table:formula="of:=LOG([.E2]/[.F2];2)" office:value-type="float" office:value="2.91101323863238" calcext:value-type="float">
            <text:p>2.91</text:p>
          </table:table-cell>
          <table:table-cell table:style-name="ce5" table:formula="of:=LOG([.F2]/[.G2];2)" office:value-type="float" office:value="2.9577788219597" calcext:value-type="float">
            <text:p>2.96</text:p>
          </table:table-cell>
          <table:table-cell table:style-name="ce5" table:formula="of:=LOG([.G2]/[.H2];2)" office:value-type="float" office:value="2.98017855908726" calcext:value-type="float">
            <text:p>2.98</text:p>
          </table:table-cell>
          <table:table-cell table:style-name="ce5" table:formula="of:=LOG([.H2]/[.I2];2)" office:value-type="float" office:value="2.99719046641318" calcext:value-type="float">
            <text:p>3.00</text:p>
          </table:table-cell>
          <table:table-cell table:style-name="ce5" table:formula="of:=LOG([.I2]/[.J2];2)" office:value-type="float" office:value="3.05422325751957" calcext:value-type="float">
            <text:p>3.05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LOG([.A3]/[.B3];2)" office:value-type="float" office:value="2.25259099329891" calcext:value-type="float">
            <text:p>2.25</text:p>
          </table:table-cell>
          <table:table-cell table:style-name="ce5" table:formula="of:=LOG([.B3]/[.C3];2)" office:value-type="float" office:value="2.25932408649542" calcext:value-type="float">
            <text:p>2.26</text:p>
          </table:table-cell>
          <table:table-cell table:style-name="ce5" table:formula="of:=LOG([.C3]/[.D3];2)" office:value-type="float" office:value="2.61996895054907" calcext:value-type="float">
            <text:p>2.62</text:p>
          </table:table-cell>
          <table:table-cell table:style-name="ce5" table:formula="of:=LOG([.D3]/[.E3];2)" office:value-type="float" office:value="2.73070222094113" calcext:value-type="float">
            <text:p>2.73</text:p>
          </table:table-cell>
          <table:table-cell table:style-name="ce5" table:formula="of:=LOG([.E3]/[.F3];2)" office:value-type="float" office:value="2.88518047933765" calcext:value-type="float">
            <text:p>2.89</text:p>
          </table:table-cell>
          <table:table-cell table:style-name="ce5" table:formula="of:=LOG([.F3]/[.G3];2)" office:value-type="float" office:value="2.94752406890687" calcext:value-type="float">
            <text:p>2.95</text:p>
          </table:table-cell>
          <table:table-cell table:style-name="ce5" table:formula="of:=LOG([.G3]/[.H3];2)" office:value-type="float" office:value="2.97476005183643" calcext:value-type="float">
            <text:p>2.97</text:p>
          </table:table-cell>
          <table:table-cell table:style-name="ce5" table:formula="of:=LOG([.H3]/[.I3];2)" office:value-type="float" office:value="2.98740938862626" calcext:value-type="float">
            <text:p>2.99</text:p>
          </table:table-cell>
          <table:table-cell table:style-name="ce5" table:formula="of:=LOG([.I3]/[.J3];2)" office:value-type="float" office:value="2.98602774788919" calcext:value-type="float">
            <text:p>2.99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LOG([.A4]/[.B4];2)" office:value-type="float" office:value="2.18934330521386" calcext:value-type="float">
            <text:p>2.19</text:p>
          </table:table-cell>
          <table:table-cell table:style-name="ce5" table:formula="of:=LOG([.B4]/[.C4];2)" office:value-type="float" office:value="2.2291366047856" calcext:value-type="float">
            <text:p>2.23</text:p>
          </table:table-cell>
          <table:table-cell table:style-name="ce5" table:formula="of:=LOG([.C4]/[.D4];2)" office:value-type="float" office:value="2.18060205369854" calcext:value-type="float">
            <text:p>2.18</text:p>
          </table:table-cell>
          <table:table-cell table:style-name="ce5" table:formula="of:=LOG([.D4]/[.E4];2)" office:value-type="float" office:value="2.51329481857578" calcext:value-type="float">
            <text:p>2.51</text:p>
          </table:table-cell>
          <table:table-cell table:style-name="ce5" table:formula="of:=LOG([.E4]/[.F4];2)" office:value-type="float" office:value="2.65754260729299" calcext:value-type="float">
            <text:p>2.66</text:p>
          </table:table-cell>
          <table:table-cell table:style-name="ce5" table:formula="of:=LOG([.F4]/[.G4];2)" office:value-type="float" office:value="2.86654020167901" calcext:value-type="float">
            <text:p>2.87</text:p>
          </table:table-cell>
          <table:table-cell table:style-name="ce5" table:formula="of:=LOG([.G4]/[.H4];2)" office:value-type="float" office:value="2.94181296522137" calcext:value-type="float">
            <text:p>2.94</text:p>
          </table:table-cell>
          <table:table-cell table:style-name="ce5" table:formula="of:=LOG([.H4]/[.I4];2)" office:value-type="float" office:value="2.97103643229545" calcext:value-type="float">
            <text:p>2.97</text:p>
          </table:table-cell>
          <table:table-cell table:style-name="ce5" table:formula="of:=LOG([.I4]/[.J4];2)" office:value-type="float" office:value="2.9728784838098" calcext:value-type="float">
            <text:p>2.97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LOG([.A5]/[.B5];2)" office:value-type="float" office:value="2.01388886819014" calcext:value-type="float">
            <text:p>2.01</text:p>
          </table:table-cell>
          <table:table-cell table:style-name="ce5" table:formula="of:=LOG([.B5]/[.C5];2)" office:value-type="float" office:value="2.02516443513547" calcext:value-type="float">
            <text:p>2.03</text:p>
          </table:table-cell>
          <table:table-cell table:style-name="ce5" table:formula="of:=LOG([.C5]/[.D5];2)" office:value-type="float" office:value="2.26143762089946" calcext:value-type="float">
            <text:p>2.26</text:p>
          </table:table-cell>
          <table:table-cell table:style-name="ce5" table:formula="of:=LOG([.D5]/[.E5];2)" office:value-type="float" office:value="2.20350760196669" calcext:value-type="float">
            <text:p>2.20</text:p>
          </table:table-cell>
          <table:table-cell table:style-name="ce5" table:formula="of:=LOG([.E5]/[.F5];2)" office:value-type="float" office:value="2.49831163449544" calcext:value-type="float">
            <text:p>2.50</text:p>
          </table:table-cell>
          <table:table-cell table:style-name="ce5" table:formula="of:=LOG([.F5]/[.G5];2)" office:value-type="float" office:value="2.51302343504762" calcext:value-type="float">
            <text:p>2.51</text:p>
          </table:table-cell>
          <table:table-cell table:style-name="ce5" table:formula="of:=LOG([.G5]/[.H5];2)" office:value-type="float" office:value="2.68440786189664" calcext:value-type="float">
            <text:p>2.68</text:p>
          </table:table-cell>
          <table:table-cell table:style-name="ce5" table:formula="of:=LOG([.H5]/[.I5];2)" office:value-type="float" office:value="2.87951721226668" calcext:value-type="float">
            <text:p>2.88</text:p>
          </table:table-cell>
          <table:table-cell table:style-name="ce5" table:formula="of:=LOG([.I5]/[.J5];2)" office:value-type="float" office:value="2.94645634354653" calcext:value-type="float">
            <text:p>2.95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LOG([.A6]/[.B6];2)" office:value-type="float" office:value="2.05665711836056" calcext:value-type="float">
            <text:p>2.06</text:p>
          </table:table-cell>
          <table:table-cell table:style-name="ce5" table:formula="of:=LOG([.B6]/[.C6];2)" office:value-type="float" office:value="2.09005462054003" calcext:value-type="float">
            <text:p>2.09</text:p>
          </table:table-cell>
          <table:table-cell table:style-name="ce5" table:formula="of:=LOG([.C6]/[.D6];2)" office:value-type="float" office:value="2.1320827048642" calcext:value-type="float">
            <text:p>2.13</text:p>
          </table:table-cell>
          <table:table-cell table:style-name="ce5" table:formula="of:=LOG([.D6]/[.E6];2)" office:value-type="float" office:value="2.15359109034824" calcext:value-type="float">
            <text:p>2.15</text:p>
          </table:table-cell>
          <table:table-cell table:style-name="ce5" table:formula="of:=LOG([.E6]/[.F6];2)" office:value-type="float" office:value="2.23199993774056" calcext:value-type="float">
            <text:p>2.23</text:p>
          </table:table-cell>
          <table:table-cell table:style-name="ce5" table:formula="of:=LOG([.F6]/[.G6];2)" office:value-type="float" office:value="2.36547340273154" calcext:value-type="float">
            <text:p>2.37</text:p>
          </table:table-cell>
          <table:table-cell table:style-name="ce5" table:formula="of:=LOG([.G6]/[.H6];2)" office:value-type="float" office:value="2.46920915054253" calcext:value-type="float">
            <text:p>2.47</text:p>
          </table:table-cell>
          <table:table-cell table:style-name="ce5" table:formula="of:=LOG([.H6]/[.I6];2)" office:value-type="float" office:value="2.60101196675967" calcext:value-type="float">
            <text:p>2.60</text:p>
          </table:table-cell>
          <table:table-cell table:style-name="ce5" table:formula="of:=LOG([.I6]/[.J6];2)" office:value-type="float" office:value="2.86411076395549" calcext:value-type="float">
            <text:p>2.86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LOG([.A7]/[.B7];2)" office:value-type="float" office:value="2.0430730227376" calcext:value-type="float">
            <text:p>2.04</text:p>
          </table:table-cell>
          <table:table-cell table:style-name="ce5" table:formula="of:=LOG([.B7]/[.C7];2)" office:value-type="float" office:value="1.97236586926392" calcext:value-type="float">
            <text:p>1.97</text:p>
          </table:table-cell>
          <table:table-cell table:style-name="ce5" table:formula="of:=LOG([.C7]/[.D7];2)" office:value-type="float" office:value="1.99255957587106" calcext:value-type="float">
            <text:p>1.99</text:p>
          </table:table-cell>
          <table:table-cell table:style-name="ce5" table:formula="of:=LOG([.D7]/[.E7];2)" office:value-type="float" office:value="1.97294499927888" calcext:value-type="float">
            <text:p>1.97</text:p>
          </table:table-cell>
          <table:table-cell table:style-name="ce5" table:formula="of:=LOG([.E7]/[.F7];2)" office:value-type="float" office:value="2.02295060238839" calcext:value-type="float">
            <text:p>2.02</text:p>
          </table:table-cell>
          <table:table-cell table:style-name="ce5" table:formula="of:=LOG([.F7]/[.G7];2)" office:value-type="float" office:value="2.22030518154105" calcext:value-type="float">
            <text:p>2.22</text:p>
          </table:table-cell>
          <table:table-cell table:style-name="ce5" table:formula="of:=LOG([.G7]/[.H7];2)" office:value-type="float" office:value="2.56546951538457" calcext:value-type="float">
            <text:p>2.57</text:p>
          </table:table-cell>
          <table:table-cell table:style-name="ce5" table:formula="of:=LOG([.H7]/[.I7];2)" office:value-type="float" office:value="2.51808037381949" calcext:value-type="float">
            <text:p>2.52</text:p>
          </table:table-cell>
          <table:table-cell table:style-name="ce5" table:formula="of:=LOG([.I7]/[.J7];2)" office:value-type="float" office:value="2.66777009250604" calcext:value-type="float">
            <text:p>2.67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LOG([.A8]/[.B8];2)" office:value-type="float" office:value="2.0315473819123" calcext:value-type="float">
            <text:p>2.03</text:p>
          </table:table-cell>
          <table:table-cell table:style-name="ce5" table:formula="of:=LOG([.B8]/[.C8];2)" office:value-type="float" office:value="1.97042029923837" calcext:value-type="float">
            <text:p>1.97</text:p>
          </table:table-cell>
          <table:table-cell table:style-name="ce5" table:formula="of:=LOG([.C8]/[.D8];2)" office:value-type="float" office:value="1.9858018080041" calcext:value-type="float">
            <text:p>1.99</text:p>
          </table:table-cell>
          <table:table-cell table:style-name="ce5" table:formula="of:=LOG([.D8]/[.E8];2)" office:value-type="float" office:value="2.0324625795297" calcext:value-type="float">
            <text:p>2.03</text:p>
          </table:table-cell>
          <table:table-cell table:style-name="ce5" table:formula="of:=LOG([.E8]/[.F8];2)" office:value-type="float" office:value="2.0712774135094" calcext:value-type="float">
            <text:p>2.07</text:p>
          </table:table-cell>
          <table:table-cell table:style-name="ce5" table:formula="of:=LOG([.F8]/[.G8];2)" office:value-type="float" office:value="1.93911775785298" calcext:value-type="float">
            <text:p>1.94</text:p>
          </table:table-cell>
          <table:table-cell table:style-name="ce5" table:formula="of:=LOG([.G8]/[.H8];2)" office:value-type="float" office:value="2.10713533947071" calcext:value-type="float">
            <text:p>2.11</text:p>
          </table:table-cell>
          <table:table-cell table:style-name="ce5" table:formula="of:=LOG([.H8]/[.I8];2)" office:value-type="float" office:value="2.61166303628958" calcext:value-type="float">
            <text:p>2.61</text:p>
          </table:table-cell>
          <table:table-cell table:style-name="ce5" table:formula="of:=LOG([.I8]/[.J8];2)" office:value-type="float" office:value="2.51524612396109" calcext:value-type="float">
            <text:p>2.52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LOG([.A9]/[.B9];2)" office:value-type="float" office:value="2.04215268967844" calcext:value-type="float">
            <text:p>2.04</text:p>
          </table:table-cell>
          <table:table-cell table:style-name="ce5" table:formula="of:=LOG([.B9]/[.C9];2)" office:value-type="float" office:value="2.08843796466758" calcext:value-type="float">
            <text:p>2.09</text:p>
          </table:table-cell>
          <table:table-cell table:style-name="ce5" table:formula="of:=LOG([.C9]/[.D9];2)" office:value-type="float" office:value="2.0076930682451" calcext:value-type="float">
            <text:p>2.01</text:p>
          </table:table-cell>
          <table:table-cell table:style-name="ce5" table:formula="of:=LOG([.D9]/[.E9];2)" office:value-type="float" office:value="2.08412000296231" calcext:value-type="float">
            <text:p>2.08</text:p>
          </table:table-cell>
          <table:table-cell table:style-name="ce5" table:formula="of:=LOG([.E9]/[.F9];2)" office:value-type="float" office:value="2.02920232975396" calcext:value-type="float">
            <text:p>2.03</text:p>
          </table:table-cell>
          <table:table-cell table:style-name="ce5" table:formula="of:=LOG([.F9]/[.G9];2)" office:value-type="float" office:value="2.01889982674532" calcext:value-type="float">
            <text:p>2.02</text:p>
          </table:table-cell>
          <table:table-cell table:style-name="ce5" table:formula="of:=LOG([.G9]/[.H9];2)" office:value-type="float" office:value="1.94863505649172" calcext:value-type="float">
            <text:p>1.95</text:p>
          </table:table-cell>
          <table:table-cell table:style-name="ce5" table:formula="of:=LOG([.H9]/[.I9];2)" office:value-type="float" office:value="2.10897928663982" calcext:value-type="float">
            <text:p>2.11</text:p>
          </table:table-cell>
          <table:table-cell table:style-name="ce5" table:formula="of:=LOG([.I9]/[.J9];2)" office:value-type="float" office:value="2.46382684343867" calcext:value-type="float">
            <text:p>2.4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9:00:46.637808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34:47.993576591</meta:creation-date>
    <dc:date>2018-12-13T14:05:52.486142049</dc:date>
    <meta:editing-duration>PT1H34M12S</meta:editing-duration>
    <meta:editing-cycles>10</meta:editing-cycles>
    <meta:generator>LibreOffice/6.1.2.1$Linux_X86_64 LibreOffice_project/10$Build-1</meta:generator>
    <meta:document-statistic meta:table-count="4" meta:cell-count="690" meta:object-count="0"/>
    <meta:user-defined meta:name="qrichtext">1</meta:user-defined>
  </office:meta>
</office:document-meta>
</file>